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2.173cm"/>
    </style:style>
    <style:style style:name="co3" style:family="table-column">
      <style:table-column-properties fo:break-before="auto" style:column-width="1.217cm"/>
    </style:style>
    <style:style style:name="co4" style:family="table-column">
      <style:table-column-properties fo:break-before="auto" style:column-width="11.758cm"/>
    </style:style>
    <style:style style:name="co5" style:family="table-column">
      <style:table-column-properties fo:break-before="auto" style:column-width="5.115cm"/>
    </style:style>
    <style:style style:name="co6" style:family="table-column">
      <style:table-column-properties fo:break-before="auto" style:column-width="2.61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Código</text:p>
          </table:table-cell>
          <table:table-cell office:value-type="string" calcext:value-type="string">
            <text:p>Universidad</text:p>
          </table:table-cell>
          <table:table-cell office:value-type="string" calcext:value-type="string">
            <text:p>Rama</text:p>
          </table:table-cell>
          <table:table-cell office:value-type="string" calcext:value-type="string">
            <text:p>Grado en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Nota general</text:p>
          </table:table-cell>
          <table:table-cell office:value-type="string" calcext:value-type="string">
            <text:p>Mayor 25</text:p>
          </table:table-cell>
          <table:table-cell office:value-type="string" calcext:value-type="string">
            <text:p>Mayor 40</text:p>
          </table:table-cell>
          <table:table-cell office:value-type="string" calcext:value-type="string">
            <text:p>Mayor 45</text:p>
          </table:table-cell>
          <table:table-cell/>
        </table:table-row>
        <table:table-row table:style-name="ro1">
          <table:table-cell office:value-type="float" office:value="903516" calcext:value-type="float">
            <text:p>903516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FISIOTERAPIA</text:p>
          </table:table-cell>
          <table:table-cell office:value-type="string" calcext:value-type="string">
            <text:p>C, U, SAN ISIDORO</text:p>
          </table:table-cell>
          <table:table-cell table:number-columns-repeated="5" office:value-type="string" calcext:value-type="string">
            <text:p>Aún Sin Oferta</text:p>
          </table:table-cell>
        </table:table-row>
        <table:table-row table:style-name="ro1">
          <table:table-cell office:value-type="float" office:value="839404" calcext:value-type="float">
            <text:p>839404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ÍSICA + MATEMÁTICAS</text:p>
          </table:table-cell>
          <table:table-cell office:value-type="string" calcext:value-type="string">
            <text:p>F, MATEMAT-F, FISICA</text:p>
          </table:table-cell>
          <table:table-cell office:value-type="float" office:value="13.445" calcext:value-type="float">
            <text:p>13,4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52000" calcext:value-type="float">
            <text:p>852000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BIOMEDICINA BÁSICA Y EXPERIMENTAL</text:p>
          </table:table-cell>
          <table:table-cell office:value-type="string" calcext:value-type="string">
            <text:p>F, MEDICINA</text:p>
          </table:table-cell>
          <table:table-cell office:value-type="float" office:value="12.949" calcext:value-type="float">
            <text:p>12,9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94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9509" calcext:value-type="float">
            <text:p>439509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F, MEDICINA</text:p>
          </table:table-cell>
          <table:table-cell office:value-type="float" office:value="12.947" calcext:value-type="float">
            <text:p>12,9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24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9501" calcext:value-type="float">
            <text:p>83950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F, MEDICINA</text:p>
          </table:table-cell>
          <table:table-cell office:value-type="float" office:value="12.798" calcext:value-type="float">
            <text:p>12,7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559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39503" calcext:value-type="float">
            <text:p>739503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F, MEDICINA</text:p>
          </table:table-cell>
          <table:table-cell office:value-type="float" office:value="12.766" calcext:value-type="float">
            <text:p>12,7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390 -OPR AN</text:p>
          </table:table-cell>
          <table:table-cell office:value-type="float" office:value="15.957" calcext:value-type="float">
            <text:p>15,957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339500" calcext:value-type="float">
            <text:p>33950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F, MEDICINA Y ENFERMERÍA</text:p>
          </table:table-cell>
          <table:table-cell office:value-type="float" office:value="12.736" calcext:value-type="float">
            <text:p>12,7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892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9502" calcext:value-type="float">
            <text:p>239502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F, MEDICINA</text:p>
          </table:table-cell>
          <table:table-cell office:value-type="float" office:value="12.719" calcext:value-type="float">
            <text:p>12,7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242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6707" calcext:value-type="float">
            <text:p>426707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OTECNOLOGÍA</text:p>
          </table:table-cell>
          <table:table-cell office:value-type="string" calcext:value-type="string">
            <text:p>F, CIENCIAS</text:p>
          </table:table-cell>
          <table:table-cell office:value-type="float" office:value="12.68" calcext:value-type="float">
            <text:p>12,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1701" calcext:value-type="float">
            <text:p>82170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AEROESPACIAL</text:p>
          </table:table-cell>
          <table:table-cell office:value-type="string" calcext:value-type="string">
            <text:p>E,T,S, INGENIERÍA</text:p>
          </table:table-cell>
          <table:table-cell office:value-type="float" office:value="12.67" calcext:value-type="float">
            <text:p>12,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101 -OPR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92001" calcext:value-type="float">
            <text:p>492001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OQUÍMICA</text:p>
          </table:table-cell>
          <table:table-cell office:value-type="string" calcext:value-type="string">
            <text:p>F, CIENCIAS</text:p>
          </table:table-cell>
          <table:table-cell office:value-type="float" office:value="12.614" calcext:value-type="float">
            <text:p>12,6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4105" calcext:value-type="float">
            <text:p>234105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FILOLOGÍA HISPÁNICA + ESTUDIOS INGLESES</text:p>
          </table:table-cell>
          <table:table-cell office:value-type="string" calcext:value-type="string">
            <text:p>F, FILOSOFÍA Y LETRAS</text:p>
          </table:table-cell>
          <table:table-cell office:value-type="float" office:value="12.611" calcext:value-type="float">
            <text:p>12,6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92002" calcext:value-type="float">
            <text:p>892002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OQUÍMICA</text:p>
          </table:table-cell>
          <table:table-cell office:value-type="string" calcext:value-type="string">
            <text:p>F, BIOLOGÍA</text:p>
          </table:table-cell>
          <table:table-cell office:value-type="float" office:value="12.543" calcext:value-type="float">
            <text:p>12,5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6708" calcext:value-type="float">
            <text:p>926708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OTECNOLOGÍA</text:p>
          </table:table-cell>
          <table:table-cell office:value-type="string" calcext:value-type="string">
            <text:p>F, CIENCIAS EXPERIMENT,</text:p>
          </table:table-cell>
          <table:table-cell office:value-type="float" office:value="12.504" calcext:value-type="float">
            <text:p>12,5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,325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3308" calcext:value-type="float">
            <text:p>443308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TRADUCCIÓN E INTERPRETACIÓN INGLÉS</text:p>
          </table:table-cell>
          <table:table-cell office:value-type="string" calcext:value-type="string">
            <text:p>F, TRADUC, INTERPRE,</text:p>
          </table:table-cell>
          <table:table-cell office:value-type="float" office:value="12.491" calcext:value-type="float">
            <text:p>12,4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375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0606" calcext:value-type="float">
            <text:p>830606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FARMACIA + ÓPTICA Y OPTOMETRÍA</text:p>
          </table:table-cell>
          <table:table-cell office:value-type="string" calcext:value-type="string">
            <text:p>F, FARMACIA</text:p>
          </table:table-cell>
          <table:table-cell office:value-type="float" office:value="12.434" calcext:value-type="float">
            <text:p>12,4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25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92004" calcext:value-type="float">
            <text:p>792004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OQUÍMICA</text:p>
          </table:table-cell>
          <table:table-cell office:value-type="string" calcext:value-type="string">
            <text:p>F, CIENCIAS</text:p>
          </table:table-cell>
          <table:table-cell office:value-type="float" office:value="12.322" calcext:value-type="float">
            <text:p>12,3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809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0008" calcext:value-type="float">
            <text:p>840008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ODONTOLOGÍA</text:p>
          </table:table-cell>
          <table:table-cell office:value-type="string" calcext:value-type="string">
            <text:p>F, ODONTOLOGÍA</text:p>
          </table:table-cell>
          <table:table-cell office:value-type="float" office:value="12.311" calcext:value-type="float">
            <text:p>12,3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44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0005" calcext:value-type="float">
            <text:p>440005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ODONTOLOGÍA</text:p>
          </table:table-cell>
          <table:table-cell office:value-type="string" calcext:value-type="string">
            <text:p>F, ODONTOLOGÍA</text:p>
          </table:table-cell>
          <table:table-cell office:value-type="float" office:value="12.269" calcext:value-type="float">
            <text:p>12,2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32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92001" calcext:value-type="float">
            <text:p>392001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OQUÍMICA</text:p>
          </table:table-cell>
          <table:table-cell office:value-type="string" calcext:value-type="string">
            <text:p>F, CIENCIAS</text:p>
          </table:table-cell>
          <table:table-cell office:value-type="float" office:value="12.232" calcext:value-type="float">
            <text:p>12,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6101" calcext:value-type="float">
            <text:p>83610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FÍSICA + INGENIERÍA DE MATERIALES</text:p>
          </table:table-cell>
          <table:table-cell office:value-type="string" calcext:value-type="string">
            <text:p>F, FÍSICA</text:p>
          </table:table-cell>
          <table:table-cell office:value-type="float" office:value="12.228" calcext:value-type="float">
            <text:p>12,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1109" calcext:value-type="float">
            <text:p>841109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PERIODISMO + COMUNICACIÓN AUDIOVISUAL</text:p>
          </table:table-cell>
          <table:table-cell office:value-type="string" calcext:value-type="string">
            <text:p>F, COMUNICACIÓN</text:p>
          </table:table-cell>
          <table:table-cell office:value-type="float" office:value="12.204" calcext:value-type="float">
            <text:p>12,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535 -OPR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2405" calcext:value-type="float">
            <text:p>842405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QUÍMICA + INGENIERÍA DE MATERIALES</text:p>
          </table:table-cell>
          <table:table-cell office:value-type="string" calcext:value-type="string">
            <text:p>F, QUÍMICA</text:p>
          </table:table-cell>
          <table:table-cell office:value-type="float" office:value="12.163" calcext:value-type="float">
            <text:p>12,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6700" calcext:value-type="float">
            <text:p>226700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OTECNOLOGÍA</text:p>
          </table:table-cell>
          <table:table-cell office:value-type="string" calcext:value-type="string">
            <text:p>F, CIENCIAS</text:p>
          </table:table-cell>
          <table:table-cell office:value-type="float" office:value="12.127" calcext:value-type="float">
            <text:p>12,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3500" calcext:value-type="float">
            <text:p>403500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FISIOTERAPIA</text:p>
          </table:table-cell>
          <table:table-cell office:value-type="string" calcext:value-type="string">
            <text:p>F, CIENCIAS DE LA SALUD</text:p>
          </table:table-cell>
          <table:table-cell office:value-type="float" office:value="12.089" calcext:value-type="float">
            <text:p>12,0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,109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3503" calcext:value-type="float">
            <text:p>803503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FISIOTERAPIA</text:p>
          </table:table-cell>
          <table:table-cell office:value-type="string" calcext:value-type="string">
            <text:p>F, ENF, FIS, POD,</text:p>
          </table:table-cell>
          <table:table-cell office:value-type="float" office:value="12.085" calcext:value-type="float">
            <text:p>12,0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309 -OPR AN</text:p>
          </table:table-cell>
          <table:table-cell office:value-type="float" office:value="22.748" calcext:value-type="float">
            <text:p>22,748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938808" calcext:value-type="float">
            <text:p>938808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HUMANIDADES + TRADUCCIÓN E INTERPRETACIÓN (INGLÉS)</text:p>
          </table:table-cell>
          <table:table-cell office:value-type="string" calcext:value-type="string">
            <text:p>F, HUMANIDADES</text:p>
          </table:table-cell>
          <table:table-cell office:value-type="float" office:value="12.027" calcext:value-type="float">
            <text:p>12,0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913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03505" calcext:value-type="float">
            <text:p>703505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FISIOTERAPIA</text:p>
          </table:table-cell>
          <table:table-cell office:value-type="string" calcext:value-type="string">
            <text:p>FAC, CIENCIAS SALUD</text:p>
          </table:table-cell>
          <table:table-cell office:value-type="float" office:value="11.992" calcext:value-type="float">
            <text:p>11,9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,092 -OPR AN</text:p>
          </table:table-cell>
          <table:table-cell office:value-type="float" office:value="25.299" calcext:value-type="float">
            <text:p>25,299</text:p>
          </table:table-cell>
          <table:table-cell office:value-type="float" office:value="7.48" calcext:value-type="float">
            <text:p>7,48</text:p>
          </table:table-cell>
        </table:table-row>
        <table:table-row table:style-name="ro1">
          <table:table-cell office:value-type="float" office:value="811307" calcext:value-type="float">
            <text:p>811307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, MECÁNICA + ING, EN DISEÑO INDUSTRIAL Y DES, PR</text:p>
          </table:table-cell>
          <table:table-cell office:value-type="string" calcext:value-type="string">
            <text:p>E, POLITÉCNICA SUPERIOR</text:p>
          </table:table-cell>
          <table:table-cell office:value-type="float" office:value="11.976" calcext:value-type="float">
            <text:p>11,9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51600" calcext:value-type="float">
            <text:p>851600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DERECHO + ECONOMÍA</text:p>
          </table:table-cell>
          <table:table-cell office:value-type="string" calcext:value-type="string">
            <text:p>F, DERECHO Y CC ECONEMP</text:p>
          </table:table-cell>
          <table:table-cell office:value-type="float" office:value="11.909" calcext:value-type="float">
            <text:p>11,9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1702" calcext:value-type="float">
            <text:p>221702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AEROESPACIAL</text:p>
          </table:table-cell>
          <table:table-cell office:value-type="string" calcext:value-type="string">
            <text:p>E, SUPERIOR DE INGENIERÍA</text:p>
          </table:table-cell>
          <table:table-cell office:value-type="float" office:value="11.898" calcext:value-type="float">
            <text:p>11,8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2529" calcext:value-type="float">
            <text:p>802529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NFERMERÍA</text:p>
          </table:table-cell>
          <table:table-cell office:value-type="string" calcext:value-type="string">
            <text:p>F, ENF,FIS,POD,(ROCÍO)</text:p>
          </table:table-cell>
          <table:table-cell office:value-type="float" office:value="11.87" calcext:value-type="float">
            <text:p>11,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384 -OPR AN</text:p>
          </table:table-cell>
          <table:table-cell office:value-type="float" office:value="24.083" calcext:value-type="float">
            <text:p>24,083</text:p>
          </table:table-cell>
          <table:table-cell office:value-type="float" office:value="7.675" calcext:value-type="float">
            <text:p>7,675</text:p>
          </table:table-cell>
        </table:table-row>
        <table:table-row table:style-name="ro1">
          <table:table-cell office:value-type="float" office:value="203504" calcext:value-type="float">
            <text:p>203504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FISIOTERAPIA</text:p>
          </table:table-cell>
          <table:table-cell office:value-type="string" calcext:value-type="string">
            <text:p>F, ENFERMERÍA Y FISIOT,</text:p>
          </table:table-cell>
          <table:table-cell office:value-type="float" office:value="11.809" calcext:value-type="float">
            <text:p>11,8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017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3504" calcext:value-type="float">
            <text:p>343504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VETERINARIA</text:p>
          </table:table-cell>
          <table:table-cell office:value-type="string" calcext:value-type="string">
            <text:p>F, VETERINARIA</text:p>
          </table:table-cell>
          <table:table-cell office:value-type="float" office:value="11.79" calcext:value-type="float">
            <text:p>11,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45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34804" calcext:value-type="float">
            <text:p>334804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TRADUCCIÓN E INTERPRETACIÓN INGLÉS + ESTUDIOS INGLESES</text:p>
          </table:table-cell>
          <table:table-cell office:value-type="string" calcext:value-type="string">
            <text:p>F, FILOSOFÍA Y LETRAS</text:p>
          </table:table-cell>
          <table:table-cell office:value-type="float" office:value="11.747" calcext:value-type="float">
            <text:p>11,7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46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3502" calcext:value-type="float">
            <text:p>303502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FISIOTERAPIA</text:p>
          </table:table-cell>
          <table:table-cell office:value-type="string" calcext:value-type="string">
            <text:p>F, MEDICINA Y ENFERMERÍA</text:p>
          </table:table-cell>
          <table:table-cell office:value-type="float" office:value="11.733" calcext:value-type="float">
            <text:p>11,7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88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2501" calcext:value-type="float">
            <text:p>80250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NFERMERÍA</text:p>
          </table:table-cell>
          <table:table-cell office:value-type="string" calcext:value-type="string">
            <text:p>F, ENF,FIS,POD,(MACARENA)</text:p>
          </table:table-cell>
          <table:table-cell office:value-type="float" office:value="11.716" calcext:value-type="float">
            <text:p>11,7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342 -OPR AN</text:p>
          </table:table-cell>
          <table:table-cell office:value-type="float" office:value="24.31" calcext:value-type="float">
            <text:p>24,31</text:p>
          </table:table-cell>
          <table:table-cell office:value-type="float" office:value="7.55" calcext:value-type="float">
            <text:p>7,55</text:p>
          </table:table-cell>
        </table:table-row>
        <table:table-row table:style-name="ro1">
          <table:table-cell office:value-type="float" office:value="925611" calcext:value-type="float">
            <text:p>925611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ON Y DIREC, EMP, + DERECHO (grupo formación bilingüe)</text:p>
          </table:table-cell>
          <table:table-cell office:value-type="string" calcext:value-type="string">
            <text:p>F,CC,EMPRES,-F,DERECHO</text:p>
          </table:table-cell>
          <table:table-cell office:value-type="float" office:value="11.627" calcext:value-type="float">
            <text:p>11,6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92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702" calcext:value-type="float">
            <text:p>126702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OTECNOLOGÍA</text:p>
          </table:table-cell>
          <table:table-cell office:value-type="string" calcext:value-type="string">
            <text:p>F, CIENCIAS EXPERIMENTALE</text:p>
          </table:table-cell>
          <table:table-cell office:value-type="float" office:value="11.579" calcext:value-type="float">
            <text:p>11,5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13017" calcext:value-type="float">
            <text:p>813017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LECTRÓNICA - <text:s/>ROBÓTICA Y MECATRÓNICA</text:p>
          </table:table-cell>
          <table:table-cell office:value-type="string" calcext:value-type="string">
            <text:p>E,T,S, INGENIERÍA</text:p>
          </table:table-cell>
          <table:table-cell office:value-type="float" office:value="11.572" calcext:value-type="float">
            <text:p>11,5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3101" calcext:value-type="float">
            <text:p>233101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ESTUDIOS FRANCESES + ESTUDIOS INGLESES</text:p>
          </table:table-cell>
          <table:table-cell office:value-type="string" calcext:value-type="string">
            <text:p>F, FILOSOFÍA Y LETRAS</text:p>
          </table:table-cell>
          <table:table-cell office:value-type="float" office:value="11.558" calcext:value-type="float">
            <text:p>11,5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2507" calcext:value-type="float">
            <text:p>402507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NFERMERÍA</text:p>
          </table:table-cell>
          <table:table-cell office:value-type="string" calcext:value-type="string">
            <text:p>F, CIENCIAS DE LA SALUD</text:p>
          </table:table-cell>
          <table:table-cell office:value-type="float" office:value="11.495" calcext:value-type="float">
            <text:p>11,4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090 -OPR AN</text:p>
          </table:table-cell>
          <table:table-cell office:value-type="float" office:value="14.83" calcext:value-type="float">
            <text:p>14,83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float" office:value="839307" calcext:value-type="float">
            <text:p>839307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EMÁTICAS + ESTADÍSTICA</text:p>
          </table:table-cell>
          <table:table-cell office:value-type="string" calcext:value-type="string">
            <text:p>F, MATEMÁTICAS</text:p>
          </table:table-cell>
          <table:table-cell office:value-type="float" office:value="11.475" calcext:value-type="float">
            <text:p>11,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630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2548" calcext:value-type="float">
            <text:p>802548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NFERMERÍA</text:p>
          </table:table-cell>
          <table:table-cell office:value-type="string" calcext:value-type="string">
            <text:p>F, ENF,FIS,POD,(VALME)</text:p>
          </table:table-cell>
          <table:table-cell office:value-type="float" office:value="11.45" calcext:value-type="float">
            <text:p>11,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371 -OPR AN</text:p>
          </table:table-cell>
          <table:table-cell office:value-type="float" office:value="23.749" calcext:value-type="float">
            <text:p>23,749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725708" calcext:value-type="float">
            <text:p>725708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CONOMÍA + ADMON, Y DIR,DE EMPRESA(grupo formación bilingüe)</text:p>
          </table:table-cell>
          <table:table-cell office:value-type="string" calcext:value-type="string">
            <text:p>F, CC, EE, Y EMPRESA,</text:p>
          </table:table-cell>
          <table:table-cell office:value-type="float" office:value="11.429" calcext:value-type="float">
            <text:p>11,4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43302" calcext:value-type="float">
            <text:p>743302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TRADUCCIÓN E INTERPRETACIÓN INGLÉS</text:p>
          </table:table-cell>
          <table:table-cell office:value-type="string" calcext:value-type="string">
            <text:p>F, FILOSOFÍA Y LETRAS</text:p>
          </table:table-cell>
          <table:table-cell office:value-type="float" office:value="11.357" calcext:value-type="float">
            <text:p>11,3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39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43309" calcext:value-type="float">
            <text:p>943309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TRADUCCIÓN E INTERPRETACIÓN INGLÉS</text:p>
          </table:table-cell>
          <table:table-cell office:value-type="string" calcext:value-type="string">
            <text:p>F, HUMANIDADES</text:p>
          </table:table-cell>
          <table:table-cell office:value-type="float" office:value="11.314" calcext:value-type="float">
            <text:p>11,3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,147 -OPR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02501" calcext:value-type="float">
            <text:p>702501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NFERMERÍA</text:p>
          </table:table-cell>
          <table:table-cell office:value-type="string" calcext:value-type="string">
            <text:p>FAC, CIENCIAS SALUD</text:p>
          </table:table-cell>
          <table:table-cell office:value-type="float" office:value="11.31" calcext:value-type="float">
            <text:p>11,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280 -OPR AN</text:p>
          </table:table-cell>
          <table:table-cell office:value-type="float" office:value="19" calcext:value-type="float">
            <text:p>19</text:p>
          </table:table-cell>
          <table:table-cell office:value-type="float" office:value="5.125" calcext:value-type="float">
            <text:p>5,125</text:p>
          </table:table-cell>
        </table:table-row>
        <table:table-row table:style-name="ro1">
          <table:table-cell office:value-type="float" office:value="302509" calcext:value-type="float">
            <text:p>302509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NFERMERÍA</text:p>
          </table:table-cell>
          <table:table-cell office:value-type="string" calcext:value-type="string">
            <text:p>F, MEDICINA Y ENFERMERÍA</text:p>
          </table:table-cell>
          <table:table-cell office:value-type="float" office:value="11.256" calcext:value-type="float">
            <text:p>11,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57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5609" calcext:value-type="float">
            <text:p>825609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ON, Y DIREC, DE EMPRESA + DERECHO</text:p>
          </table:table-cell>
          <table:table-cell office:value-type="string" calcext:value-type="string">
            <text:p>F, DERECHO Y CC ECONEMP</text:p>
          </table:table-cell>
          <table:table-cell office:value-type="float" office:value="11.23" calcext:value-type="float">
            <text:p>11,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275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6603" calcext:value-type="float">
            <text:p>846603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EDUCACIÓN PRIMARIA + ESTUDIOS FRANCESES</text:p>
          </table:table-cell>
          <table:table-cell office:value-type="string" calcext:value-type="string">
            <text:p>F, CC, EDUCA-F, FILOLOG</text:p>
          </table:table-cell>
          <table:table-cell office:value-type="float" office:value="11.187" calcext:value-type="float">
            <text:p>11,1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540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51501" calcext:value-type="float">
            <text:p>951501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DERECHO + CRIMINOLOGÍA</text:p>
          </table:table-cell>
          <table:table-cell office:value-type="string" calcext:value-type="string">
            <text:p>F, DERECHO</text:p>
          </table:table-cell>
          <table:table-cell office:value-type="float" office:value="11.164" calcext:value-type="float">
            <text:p>11,1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989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25600" calcext:value-type="float">
            <text:p>725600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ON, Y DIREC, DE EMPRESA + DERECHO</text:p>
          </table:table-cell>
          <table:table-cell office:value-type="string" calcext:value-type="string">
            <text:p>F, CC,EE, Y EMPRESARIALES</text:p>
          </table:table-cell>
          <table:table-cell office:value-type="float" office:value="11.146" calcext:value-type="float">
            <text:p>11,1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73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03507" calcext:value-type="float">
            <text:p>603507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FISIOTERAPIA</text:p>
          </table:table-cell>
          <table:table-cell office:value-type="string" calcext:value-type="string">
            <text:p>F, CIENCIAS DE SALUD</text:p>
          </table:table-cell>
          <table:table-cell office:value-type="float" office:value="11.132" calcext:value-type="float">
            <text:p>11,1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76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3404" calcext:value-type="float">
            <text:p>423404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IA INFORMÁTICA + MATEMÁTICAS</text:p>
          </table:table-cell>
          <table:table-cell office:value-type="string" calcext:value-type="string">
            <text:p>F, CIENCIAS</text:p>
          </table:table-cell>
          <table:table-cell office:value-type="float" office:value="11.127" calcext:value-type="float">
            <text:p>11,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3301" calcext:value-type="float">
            <text:p>343301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TRADUCCIÓN E INTERPRETACIÓN INGLÉS</text:p>
          </table:table-cell>
          <table:table-cell office:value-type="string" calcext:value-type="string">
            <text:p>F, FILOSOFÍA Y LETRAS</text:p>
          </table:table-cell>
          <table:table-cell office:value-type="float" office:value="11.077" calcext:value-type="float">
            <text:p>11,0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5514" calcext:value-type="float">
            <text:p>925514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ON Y DIRECCIÓN DE EMPRESAS (grupo formación en inglés)</text:p>
          </table:table-cell>
          <table:table-cell office:value-type="string" calcext:value-type="string">
            <text:p>F, CIENCIAS EMPRESARIALES</text:p>
          </table:table-cell>
          <table:table-cell office:value-type="float" office:value="11.077" calcext:value-type="float">
            <text:p>11,0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817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506" calcext:value-type="float">
            <text:p>103506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FISIOTERAPIA</text:p>
          </table:table-cell>
          <table:table-cell office:value-type="string" calcext:value-type="string">
            <text:p>F, CIENCIAS DE LA SALUD</text:p>
          </table:table-cell>
          <table:table-cell office:value-type="float" office:value="11.054" calcext:value-type="float">
            <text:p>11,0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32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7509" calcext:value-type="float">
            <text:p>827509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CIENCIAS DE LA ACTIVIDAD FÍSICA Y DEL DEPORTE</text:p>
          </table:table-cell>
          <table:table-cell office:value-type="string" calcext:value-type="string">
            <text:p>F, CIENC, DE LA EDUCACIÓN</text:p>
          </table:table-cell>
          <table:table-cell office:value-type="float" office:value="11.04" calcext:value-type="float">
            <text:p>11,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184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500" calcext:value-type="float">
            <text:p>202500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NFERMERÍA</text:p>
          </table:table-cell>
          <table:table-cell office:value-type="string" calcext:value-type="string">
            <text:p>F, ENFERMERÍA Y FISIOT,</text:p>
          </table:table-cell>
          <table:table-cell office:value-type="float" office:value="11.03" calcext:value-type="float">
            <text:p>11,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00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3008" calcext:value-type="float">
            <text:p>823008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N TECNOLOGÍAS INDUSTRIALES</text:p>
          </table:table-cell>
          <table:table-cell office:value-type="string" calcext:value-type="string">
            <text:p>E,T,S, INGENIERÍA</text:p>
          </table:table-cell>
          <table:table-cell office:value-type="float" office:value="10.94" calcext:value-type="float">
            <text:p>10,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12807" calcext:value-type="float">
            <text:p>812807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MECÁNICA + ING, ELECTRICA</text:p>
          </table:table-cell>
          <table:table-cell office:value-type="string" calcext:value-type="string">
            <text:p>E, POLITÉCNICA SUPERIOR</text:p>
          </table:table-cell>
          <table:table-cell office:value-type="float" office:value="10.94" calcext:value-type="float">
            <text:p>10,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614" calcext:value-type="float">
            <text:p>225614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INISTRACIÓN Y DIRECCIÓN DE EMPRESAS + DERECHO</text:p>
          </table:table-cell>
          <table:table-cell office:value-type="string" calcext:value-type="string">
            <text:p>F, CC, ECON, Y EMP, (JER)</text:p>
          </table:table-cell>
          <table:table-cell office:value-type="float" office:value="10.91" calcext:value-type="float">
            <text:p>10,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64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6001" calcext:value-type="float">
            <text:p>436001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F, CIENCIAS</text:p>
          </table:table-cell>
          <table:table-cell office:value-type="float" office:value="10.906" calcext:value-type="float">
            <text:p>10,9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06200" calcext:value-type="float">
            <text:p>906200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TRICIÓN HUMANA Y DIETÉTICA</text:p>
          </table:table-cell>
          <table:table-cell office:value-type="string" calcext:value-type="string">
            <text:p>F, CIENCIAS EXPERIMENT,</text:p>
          </table:table-cell>
          <table:table-cell office:value-type="float" office:value="10.859" calcext:value-type="float">
            <text:p>10,8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813 -OPR AN</text:p>
          </table:table-cell>
          <table:table-cell office:value-type="float" office:value="29.81" calcext:value-type="float">
            <text:p>29,81</text:p>
          </table:table-cell>
          <table:table-cell office:value-type="float" office:value="7.25" calcext:value-type="float">
            <text:p>7,25</text:p>
          </table:table-cell>
        </table:table-row>
        <table:table-row table:style-name="ro1">
          <table:table-cell office:value-type="float" office:value="443200" calcext:value-type="float">
            <text:p>443200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TRADUCCIÓN E INTERPRETACIÓN FRANCÉS</text:p>
          </table:table-cell>
          <table:table-cell office:value-type="string" calcext:value-type="string">
            <text:p>F, TRADUC, INTERPRE,</text:p>
          </table:table-cell>
          <table:table-cell office:value-type="float" office:value="10.824" calcext:value-type="float">
            <text:p>10,8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5104" calcext:value-type="float">
            <text:p>295104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LINGÜÍS, Y LENGUAS APLIC, + ESTUDIOS INGLESES</text:p>
          </table:table-cell>
          <table:table-cell office:value-type="string" calcext:value-type="string">
            <text:p>F, FILOSOFÍA Y LETRAS</text:p>
          </table:table-cell>
          <table:table-cell office:value-type="float" office:value="10.78" calcext:value-type="float">
            <text:p>10,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6004" calcext:value-type="float">
            <text:p>836004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F, FÍSICA</text:p>
          </table:table-cell>
          <table:table-cell office:value-type="float" office:value="10.776" calcext:value-type="float">
            <text:p>10,7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50003" calcext:value-type="float">
            <text:p>850003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DE LA SALUD</text:p>
          </table:table-cell>
          <table:table-cell office:value-type="string" calcext:value-type="string">
            <text:p>E,T,S INGEN, INFORMÁTICA</text:p>
          </table:table-cell>
          <table:table-cell office:value-type="float" office:value="10.763" calcext:value-type="float">
            <text:p>10,7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534" calcext:value-type="float">
            <text:p>202534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NFERMERÍA</text:p>
          </table:table-cell>
          <table:table-cell office:value-type="string" calcext:value-type="string">
            <text:p>F, ENFERM, Y FIS, (JER)</text:p>
          </table:table-cell>
          <table:table-cell office:value-type="float" office:value="10.75" calcext:value-type="float">
            <text:p>10,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,400 -OPR AN</text:p>
          </table:table-cell>
          <table:table-cell office:value-type="float" office:value="25.333" calcext:value-type="float">
            <text:p>25,333</text:p>
          </table:table-cell>
          <table:table-cell office:value-type="float" office:value="5.96" calcext:value-type="float">
            <text:p>5,96</text:p>
          </table:table-cell>
        </table:table-row>
        <table:table-row table:style-name="ro1">
          <table:table-cell office:value-type="float" office:value="427506" calcext:value-type="float">
            <text:p>427506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CIENCIAS DE LA ACTIVIDAD FÍSICA Y DEL DEPORTE</text:p>
          </table:table-cell>
          <table:table-cell office:value-type="string" calcext:value-type="string">
            <text:p>F, CIEN, ACTIV, FIS, DEP,</text:p>
          </table:table-cell>
          <table:table-cell office:value-type="float" office:value="10.74" calcext:value-type="float">
            <text:p>10,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72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13019" calcext:value-type="float">
            <text:p>713019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LECTRÓNICA - <text:s/>ROBÓTICA Y MECATRÓNICA</text:p>
          </table:table-cell>
          <table:table-cell office:value-type="string" calcext:value-type="string">
            <text:p>E,T,S, ING, INDUSTRIAL</text:p>
          </table:table-cell>
          <table:table-cell office:value-type="float" office:value="10.73" calcext:value-type="float">
            <text:p>10,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504 -OPR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0509" calcext:value-type="float">
            <text:p>830509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FARMACIA</text:p>
          </table:table-cell>
          <table:table-cell office:value-type="string" calcext:value-type="string">
            <text:p>F, FARMACIA</text:p>
          </table:table-cell>
          <table:table-cell office:value-type="float" office:value="10.73" calcext:value-type="float">
            <text:p>10,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02503" calcext:value-type="float">
            <text:p>602503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NFERMERÍA</text:p>
          </table:table-cell>
          <table:table-cell office:value-type="string" calcext:value-type="string">
            <text:p>F, CIENCIAS DE SALUD</text:p>
          </table:table-cell>
          <table:table-cell office:value-type="float" office:value="10.671" calcext:value-type="float">
            <text:p>10,6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650 -OPR AN</text:p>
          </table:table-cell>
          <table:table-cell office:value-type="float" office:value="20.078" calcext:value-type="float">
            <text:p>20,078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892601" calcext:value-type="float">
            <text:p>89260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CRIMINOLOGÍA</text:p>
          </table:table-cell>
          <table:table-cell office:value-type="string" calcext:value-type="string">
            <text:p>F, DERECHO</text:p>
          </table:table-cell>
          <table:table-cell office:value-type="float" office:value="10.645" calcext:value-type="float">
            <text:p>10,6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650 -OPR AN</text:p>
          </table:table-cell>
          <table:table-cell office:value-type="float" office:value="20.166" calcext:value-type="float">
            <text:p>20,166</text:p>
          </table:table-cell>
          <table:table-cell office:value-type="float" office:value="7.85" calcext:value-type="float">
            <text:p>7,85</text:p>
          </table:table-cell>
        </table:table-row>
        <table:table-row table:style-name="ro1">
          <table:table-cell office:value-type="float" office:value="492603" calcext:value-type="float">
            <text:p>492603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CRIMINOLOGÍA</text:p>
          </table:table-cell>
          <table:table-cell office:value-type="string" calcext:value-type="string">
            <text:p>F, DERECHO</text:p>
          </table:table-cell>
          <table:table-cell office:value-type="float" office:value="10.625" calcext:value-type="float">
            <text:p>10,6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990 -OPR AN</text:p>
          </table:table-cell>
          <table:table-cell office:value-type="float" office:value="25.333" calcext:value-type="float">
            <text:p>25,333</text:p>
          </table:table-cell>
          <table:table-cell office:value-type="float" office:value="7.88" calcext:value-type="float">
            <text:p>7,88</text:p>
          </table:table-cell>
        </table:table-row>
        <table:table-row table:style-name="ro1">
          <table:table-cell office:value-type="float" office:value="826505" calcext:value-type="float">
            <text:p>826505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OLOGÍA</text:p>
          </table:table-cell>
          <table:table-cell office:value-type="string" calcext:value-type="string">
            <text:p>F, BIOLOGÍA</text:p>
          </table:table-cell>
          <table:table-cell office:value-type="float" office:value="10.62" calcext:value-type="float">
            <text:p>10,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,915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502" calcext:value-type="float">
            <text:p>102502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NFERMERÍA</text:p>
          </table:table-cell>
          <table:table-cell office:value-type="string" calcext:value-type="string">
            <text:p>F, CIENCIAS DE LA SALUD</text:p>
          </table:table-cell>
          <table:table-cell office:value-type="float" office:value="10.61" calcext:value-type="float">
            <text:p>10,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525 -OPR AN</text:p>
          </table:table-cell>
          <table:table-cell office:value-type="float" office:value="13.163" calcext:value-type="float">
            <text:p>13,163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float" office:value="425002" calcext:value-type="float">
            <text:p>425002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DE TECNOLOGÍAS DE TELECOMUNICACIÓN</text:p>
          </table:table-cell>
          <table:table-cell office:value-type="string" calcext:value-type="string">
            <text:p>E,T,S, INFOR, Y COMUN,</text:p>
          </table:table-cell>
          <table:table-cell office:value-type="float" office:value="10.594" calcext:value-type="float">
            <text:p>10,5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2901" calcext:value-type="float">
            <text:p>412901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LECTRÓNICA INDUSTRIAL</text:p>
          </table:table-cell>
          <table:table-cell office:value-type="string" calcext:value-type="string">
            <text:p>F, CIENCIAS</text:p>
          </table:table-cell>
          <table:table-cell office:value-type="float" office:value="10.551" calcext:value-type="float">
            <text:p>10,5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0506" calcext:value-type="float">
            <text:p>430506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FARMACIA</text:p>
          </table:table-cell>
          <table:table-cell office:value-type="string" calcext:value-type="string">
            <text:p>F, FARMACIA</text:p>
          </table:table-cell>
          <table:table-cell office:value-type="float" office:value="10.495" calcext:value-type="float">
            <text:p>10,4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11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2514" calcext:value-type="float">
            <text:p>802514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NFERMERÍA</text:p>
          </table:table-cell>
          <table:table-cell office:value-type="string" calcext:value-type="string">
            <text:p>C, ENFER, CRUZ ROJA (A)</text:p>
          </table:table-cell>
          <table:table-cell office:value-type="float" office:value="10.49" calcext:value-type="float">
            <text:p>10,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492 -OPR AN</text:p>
          </table:table-cell>
          <table:table-cell office:value-type="float" office:value="7.998" calcext:value-type="float">
            <text:p>7,9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4201" calcext:value-type="float">
            <text:p>83420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FILOLOGÍA CLÁSICA + FILOLOGÍA HISPÁNICA</text:p>
          </table:table-cell>
          <table:table-cell office:value-type="string" calcext:value-type="string">
            <text:p>F, FILOLOGÍA</text:p>
          </table:table-cell>
          <table:table-cell office:value-type="float" office:value="10.46" calcext:value-type="float">
            <text:p>10,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7001" calcext:value-type="float">
            <text:p>80700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ODOLOGÍA</text:p>
          </table:table-cell>
          <table:table-cell office:value-type="string" calcext:value-type="string">
            <text:p>F, ENF, FIS, POD,</text:p>
          </table:table-cell>
          <table:table-cell office:value-type="float" office:value="10.45" calcext:value-type="float">
            <text:p>10,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967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3103" calcext:value-type="float">
            <text:p>443103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TRADUCCIÓN E INTERPRETACIÓN ALEMÁN</text:p>
          </table:table-cell>
          <table:table-cell office:value-type="string" calcext:value-type="string">
            <text:p>F, TRADUC, INTERPRE,</text:p>
          </table:table-cell>
          <table:table-cell office:value-type="float" office:value="10.44" calcext:value-type="float">
            <text:p>10,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5606" calcext:value-type="float">
            <text:p>425606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ON, Y DIREC, DE EMPRESA + DERECHO</text:p>
          </table:table-cell>
          <table:table-cell office:value-type="string" calcext:value-type="string">
            <text:p>F,C,ECON,Y EMPRES,-F,DER,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7507" calcext:value-type="float">
            <text:p>927507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CIENCIAS DE LA ACTIVIDAD FÍSICA Y DEL DEPORTE</text:p>
          </table:table-cell>
          <table:table-cell office:value-type="string" calcext:value-type="string">
            <text:p>F, DEPORTE</text:p>
          </table:table-cell>
          <table:table-cell office:value-type="float" office:value="10.335" calcext:value-type="float">
            <text:p>10,3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03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8104" calcext:value-type="float">
            <text:p>228104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 DEL MAR + CC AMBIENTALES</text:p>
          </table:table-cell>
          <table:table-cell office:value-type="string" calcext:value-type="string">
            <text:p>F, CIENCIAS DEL MAR Y AMB</text:p>
          </table:table-cell>
          <table:table-cell office:value-type="float" office:value="10.314" calcext:value-type="float">
            <text:p>10,3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50005" calcext:value-type="float">
            <text:p>750005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DE LA SALUD</text:p>
          </table:table-cell>
          <table:table-cell office:value-type="string" calcext:value-type="string">
            <text:p>E,T,S, ING, INFORMÁTICA</text:p>
          </table:table-cell>
          <table:table-cell office:value-type="float" office:value="10.3" calcext:value-type="float">
            <text:p>10,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792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6504" calcext:value-type="float">
            <text:p>806504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ÓPTICA Y OPTOMETRÍA</text:p>
          </table:table-cell>
          <table:table-cell office:value-type="string" calcext:value-type="string">
            <text:p>F, FARMACIA</text:p>
          </table:table-cell>
          <table:table-cell office:value-type="float" office:value="10.294" calcext:value-type="float">
            <text:p>10,2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74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7501" calcext:value-type="float">
            <text:p>227501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CIENCIAS DE LA ACTIVIDAD FÍSICA Y DEL DEPORTE</text:p>
          </table:table-cell>
          <table:table-cell office:value-type="string" calcext:value-type="string">
            <text:p>F, CIENCIAS EDUCACIÓN</text:p>
          </table:table-cell>
          <table:table-cell office:value-type="float" office:value="10.28" calcext:value-type="float">
            <text:p>10,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35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3518" calcext:value-type="float">
            <text:p>803518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FISIOTERAPIA</text:p>
          </table:table-cell>
          <table:table-cell office:value-type="string" calcext:value-type="string">
            <text:p>C,E,U, F,MALD,(A) (OSUNA)</text:p>
          </table:table-cell>
          <table:table-cell office:value-type="float" office:value="10.25" calcext:value-type="float">
            <text:p>10,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85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200" calcext:value-type="float">
            <text:p>242200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PUBL, Y REL, PÚBLICAS + MARKETING E INV, MER</text:p>
          </table:table-cell>
          <table:table-cell office:value-type="string" calcext:value-type="string">
            <text:p>F, CC, SOC, Y COMUN, (JE)</text:p>
          </table:table-cell>
          <table:table-cell office:value-type="float" office:value="10.242" calcext:value-type="float">
            <text:p>10,2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02516" calcext:value-type="float">
            <text:p>702516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NFERMERÍA</text:p>
          </table:table-cell>
          <table:table-cell office:value-type="string" calcext:value-type="string">
            <text:p>C,ENF,VIRG PAZ (A)RONDA</text:p>
          </table:table-cell>
          <table:table-cell office:value-type="float" office:value="10.231" calcext:value-type="float">
            <text:p>10,2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63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6502" calcext:value-type="float">
            <text:p>426502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OLOGÍA</text:p>
          </table:table-cell>
          <table:table-cell office:value-type="string" calcext:value-type="string">
            <text:p>F, CIENCIAS</text:p>
          </table:table-cell>
          <table:table-cell office:value-type="float" office:value="10.229" calcext:value-type="float">
            <text:p>10,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19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6201" calcext:value-type="float">
            <text:p>406201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TRICIÓN HUMANA Y DIETÉTICA</text:p>
          </table:table-cell>
          <table:table-cell office:value-type="string" calcext:value-type="string">
            <text:p>F, FARMACIA</text:p>
          </table:table-cell>
          <table:table-cell office:value-type="float" office:value="10.229" calcext:value-type="float">
            <text:p>10,2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56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2552" calcext:value-type="float">
            <text:p>802552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NFERMERÍA</text:p>
          </table:table-cell>
          <table:table-cell office:value-type="string" calcext:value-type="string">
            <text:p>C, ENFER, S,J, DIOS (A)</text:p>
          </table:table-cell>
          <table:table-cell office:value-type="float" office:value="10.212" calcext:value-type="float">
            <text:p>10,2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567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515" calcext:value-type="float">
            <text:p>202515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NFERMERÍA</text:p>
          </table:table-cell>
          <table:table-cell office:value-type="string" calcext:value-type="string">
            <text:p>F, ENFERMERÍA (ALG)</text:p>
          </table:table-cell>
          <table:table-cell office:value-type="float" office:value="10.21" calcext:value-type="float">
            <text:p>10,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900 -OPR AN</text:p>
          </table:table-cell>
          <table:table-cell office:value-type="float" office:value="13.333" calcext:value-type="float">
            <text:p>13,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505" calcext:value-type="float">
            <text:p>502505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NFERMERÍA</text:p>
          </table:table-cell>
          <table:table-cell office:value-type="string" calcext:value-type="string">
            <text:p>F, ENFERMERÍA</text:p>
          </table:table-cell>
          <table:table-cell office:value-type="float" office:value="10.207" calcext:value-type="float">
            <text:p>10,2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183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7501" calcext:value-type="float">
            <text:p>127501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CIENCIAS DE LA ACTIVIDAD FÍSICA Y DEL DEPORTE</text:p>
          </table:table-cell>
          <table:table-cell office:value-type="string" calcext:value-type="string">
            <text:p>F, CC, EDUCACIÓN</text:p>
          </table:table-cell>
          <table:table-cell office:value-type="float" office:value="10.197" calcext:value-type="float">
            <text:p>10,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58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12701" calcext:value-type="float">
            <text:p>81270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LÉCTRICA + ING, ELEC, INDUS,</text:p>
          </table:table-cell>
          <table:table-cell office:value-type="string" calcext:value-type="string">
            <text:p>E, POLITÉCNICA SUPERIOR</text:p>
          </table:table-cell>
          <table:table-cell office:value-type="float" office:value="10.188" calcext:value-type="float">
            <text:p>10,1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6541" calcext:value-type="float">
            <text:p>446541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PRIMARIA (grupo formación bilingüe)</text:p>
          </table:table-cell>
          <table:table-cell office:value-type="string" calcext:value-type="string">
            <text:p>F, CIENC, DE LA EDUCACIÓN</text:p>
          </table:table-cell>
          <table:table-cell office:value-type="float" office:value="10.168" calcext:value-type="float">
            <text:p>10,1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22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43104" calcext:value-type="float">
            <text:p>943104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TRADUCCIÓN E INTERPRETACIÓN ALEMÁN</text:p>
          </table:table-cell>
          <table:table-cell office:value-type="string" calcext:value-type="string">
            <text:p>F, HUMANIDADES</text:p>
          </table:table-cell>
          <table:table-cell office:value-type="float" office:value="10.143" calcext:value-type="float">
            <text:p>10,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2604" calcext:value-type="float">
            <text:p>992604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CRIMINOLOGÍA</text:p>
          </table:table-cell>
          <table:table-cell office:value-type="string" calcext:value-type="string">
            <text:p>F, DERECHO</text:p>
          </table:table-cell>
          <table:table-cell office:value-type="float" office:value="10.073" calcext:value-type="float">
            <text:p>10,0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618 -OPR AN</text:p>
          </table:table-cell>
          <table:table-cell office:value-type="float" office:value="26.874" calcext:value-type="float">
            <text:p>26,874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float" office:value="231600" calcext:value-type="float">
            <text:p>231600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ESTUDIOS ÁRABES E ISLÁMICOS + ESTUDIOS INGLESES</text:p>
          </table:table-cell>
          <table:table-cell office:value-type="string" calcext:value-type="string">
            <text:p>F, FILOSOFÍA Y LETRAS</text:p>
          </table:table-cell>
          <table:table-cell office:value-type="float" office:value="10.057" calcext:value-type="float">
            <text:p>10,0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92608" calcext:value-type="float">
            <text:p>792608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CRIMINOLOGÍA</text:p>
          </table:table-cell>
          <table:table-cell office:value-type="string" calcext:value-type="string">
            <text:p>F, DERECHO</text:p>
          </table:table-cell>
          <table:table-cell office:value-type="float" office:value="10.04" calcext:value-type="float">
            <text:p>10,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530 -OPR AN</text:p>
          </table:table-cell>
          <table:table-cell office:value-type="float" office:value="24.682" calcext:value-type="float">
            <text:p>24,682</text:p>
          </table:table-cell>
          <table:table-cell office:value-type="float" office:value="6.75" calcext:value-type="float">
            <text:p>6,75</text:p>
          </table:table-cell>
        </table:table-row>
        <table:table-row table:style-name="ro1">
          <table:table-cell office:value-type="float" office:value="408207" calcext:value-type="float">
            <text:p>408207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ERAPIA OCUPACIONAL</text:p>
          </table:table-cell>
          <table:table-cell office:value-type="string" calcext:value-type="string">
            <text:p>F, CIENCIAS DE LA SALUD</text:p>
          </table:table-cell>
          <table:table-cell office:value-type="float" office:value="10.006" calcext:value-type="float">
            <text:p>10,0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259 -OPR AN</text:p>
          </table:table-cell>
          <table:table-cell office:value-type="float" office:value="7.829" calcext:value-type="float">
            <text:p>7,829</text:p>
          </table:table-cell>
          <table:table-cell office:value-type="float" office:value="5.85" calcext:value-type="float">
            <text:p>5,85</text:p>
          </table:table-cell>
        </table:table-row>
        <table:table-row table:style-name="ro1">
          <table:table-cell office:value-type="float" office:value="743205" calcext:value-type="float">
            <text:p>743205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TRADUCCIÓN E INTERPRETACIÓN FRANCÉS INTERPRETACIÓN DE CONFERENCIAS TRADUCCIÓN ESPECIALIZADA TRADUCCIÓN GENERALISTA</text:p>
          </table:table-cell>
          <table:table-cell office:value-type="string" calcext:value-type="string">
            <text:p>F, FILOSOFÍA Y LETRAS</text:p>
          </table:table-cell>
          <table:table-cell office:value-type="float" office:value="10.003" calcext:value-type="float">
            <text:p>10,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71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07003" calcext:value-type="float">
            <text:p>707003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ODOLOGÍA</text:p>
          </table:table-cell>
          <table:table-cell office:value-type="string" calcext:value-type="string">
            <text:p>FAC, CIENCIAS SALUD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78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5607" calcext:value-type="float">
            <text:p>925607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ON, Y DIREC, DE EMPRESA + DERECHO</text:p>
          </table:table-cell>
          <table:table-cell office:value-type="string" calcext:value-type="string">
            <text:p>F,CC,EMPRES,-F,DERECHO</text:p>
          </table:table-cell>
          <table:table-cell office:value-type="float" office:value="9.993" calcext:value-type="float">
            <text:p>9,9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27504" calcext:value-type="float">
            <text:p>527504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CIENCIAS DE LA ACTIVIDAD FÍSICA Y DEL DEPORTE</text:p>
          </table:table-cell>
          <table:table-cell office:value-type="string" calcext:value-type="string">
            <text:p>F, CIENCIAS EDUCACIÓN</text:p>
          </table:table-cell>
          <table:table-cell office:value-type="float" office:value="9.984" calcext:value-type="float">
            <text:p>9,9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01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43201" calcext:value-type="float">
            <text:p>943201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TRADUCCIÓN E INTERPRETACIÓN FRANCÉS</text:p>
          </table:table-cell>
          <table:table-cell office:value-type="string" calcext:value-type="string">
            <text:p>F, HUMANIDADES</text:p>
          </table:table-cell>
          <table:table-cell office:value-type="float" office:value="9.963" calcext:value-type="float">
            <text:p>9,9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9007" calcext:value-type="float">
            <text:p>429007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COMUNICACIÓN AUDIOVISUAL</text:p>
          </table:table-cell>
          <table:table-cell office:value-type="string" calcext:value-type="string">
            <text:p>F, BIBLIOTECONO, Y DOCUM,</text:p>
          </table:table-cell>
          <table:table-cell office:value-type="float" office:value="9.954" calcext:value-type="float">
            <text:p>9,9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35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95501" calcext:value-type="float">
            <text:p>89550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DE ORGANIZACIÓN INDUSTRIAL</text:p>
          </table:table-cell>
          <table:table-cell office:value-type="string" calcext:value-type="string">
            <text:p>E,T,S, INGENIERÍA</text:p>
          </table:table-cell>
          <table:table-cell office:value-type="float" office:value="9.941" calcext:value-type="float">
            <text:p>9,9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16801" calcext:value-type="float">
            <text:p>81680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DE LA ENERGÍA</text:p>
          </table:table-cell>
          <table:table-cell office:value-type="string" calcext:value-type="string">
            <text:p>E,T,S, INGENIERÍA</text:p>
          </table:table-cell>
          <table:table-cell office:value-type="float" office:value="9.856" calcext:value-type="float">
            <text:p>9,8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11201" calcext:value-type="float">
            <text:p>81120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, EN DISEÑO INDUSTRIAL Y DESAR, DEL PRODUCTO</text:p>
          </table:table-cell>
          <table:table-cell office:value-type="string" calcext:value-type="string">
            <text:p>E, POLITÉCNICA SUPERIOR</text:p>
          </table:table-cell>
          <table:table-cell office:value-type="float" office:value="9.775" calcext:value-type="float">
            <text:p>9,7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13509" calcext:value-type="float">
            <text:p>813509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MECÁNICA</text:p>
          </table:table-cell>
          <table:table-cell office:value-type="string" calcext:value-type="string">
            <text:p>E, POLITÉCNICA SUPERIOR</text:p>
          </table:table-cell>
          <table:table-cell office:value-type="float" office:value="9.734" calcext:value-type="float">
            <text:p>9,7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103" calcext:value-type="float">
            <text:p>242103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PUBLICIDAD Y RELACIONES PÚBLICAS + TURISMO</text:p>
          </table:table-cell>
          <table:table-cell office:value-type="string" calcext:value-type="string">
            <text:p>F, CC, SOC, Y COMUN, (JE)</text:p>
          </table:table-cell>
          <table:table-cell office:value-type="float" office:value="9.672" calcext:value-type="float">
            <text:p>9,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08201" calcext:value-type="float">
            <text:p>708201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ERAPIA OCUPACIONAL</text:p>
          </table:table-cell>
          <table:table-cell office:value-type="string" calcext:value-type="string">
            <text:p>FAC, CIENCIAS SALUD</text:p>
          </table:table-cell>
          <table:table-cell office:value-type="float" office:value="9.656" calcext:value-type="float">
            <text:p>9,6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00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46527" calcext:value-type="float">
            <text:p>746527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PRIMARIA (grupo formación bilingüe)</text:p>
          </table:table-cell>
          <table:table-cell office:value-type="string" calcext:value-type="string">
            <text:p>F, CIENCIAS EDUCACIÓN</text:p>
          </table:table-cell>
          <table:table-cell office:value-type="float" office:value="9.65" calcext:value-type="float">
            <text:p>9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70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2500" calcext:value-type="float">
            <text:p>822500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CIVIL</text:p>
          </table:table-cell>
          <table:table-cell office:value-type="string" calcext:value-type="string">
            <text:p>E,T,S, INGENIERÍA</text:p>
          </table:table-cell>
          <table:table-cell office:value-type="float" office:value="9.649" calcext:value-type="float">
            <text:p>9,6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502" calcext:value-type="float">
            <text:p>242502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F, CIENCIAS</text:p>
          </table:table-cell>
          <table:table-cell office:value-type="float" office:value="9.626" calcext:value-type="float">
            <text:p>9,6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804" calcext:value-type="float">
            <text:p>242804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ÍMICA + ENOLOGÍA</text:p>
          </table:table-cell>
          <table:table-cell office:value-type="string" calcext:value-type="string">
            <text:p>F, CIENCIAS</text:p>
          </table:table-cell>
          <table:table-cell office:value-type="float" office:value="9.585" calcext:value-type="float">
            <text:p>9,5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9806" calcext:value-type="float">
            <text:p>929806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DERECHO + CIENCIAS POLI, Y DE LA ADMON,</text:p>
          </table:table-cell>
          <table:table-cell office:value-type="string" calcext:value-type="string">
            <text:p>F, DERECHO</text:p>
          </table:table-cell>
          <table:table-cell office:value-type="float" office:value="9.571" calcext:value-type="float">
            <text:p>9,5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1308" calcext:value-type="float">
            <text:p>831308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LENGUA Y LITERATURA ALEMANAS + EDUCACIÓN PRIMARIA</text:p>
          </table:table-cell>
          <table:table-cell office:value-type="string" calcext:value-type="string">
            <text:p>F, CIENC, DE LA EDUCACIÓN</text:p>
          </table:table-cell>
          <table:table-cell office:value-type="float" office:value="9.571" calcext:value-type="float">
            <text:p>9,5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7100" calcext:value-type="float">
            <text:p>227100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 AMBIENTALES + CC DEL MAR</text:p>
          </table:table-cell>
          <table:table-cell office:value-type="string" calcext:value-type="string">
            <text:p>F, CIENCIAS DEL MAR Y AMB</text:p>
          </table:table-cell>
          <table:table-cell office:value-type="float" office:value="9.516" calcext:value-type="float">
            <text:p>9,5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26507" calcext:value-type="float">
            <text:p>726507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OLOGÍA</text:p>
          </table:table-cell>
          <table:table-cell office:value-type="string" calcext:value-type="string">
            <text:p>F, CIENCIAS</text:p>
          </table:table-cell>
          <table:table-cell office:value-type="float" office:value="9.503" calcext:value-type="float">
            <text:p>9,5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80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9903" calcext:value-type="float">
            <text:p>929903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DERECHO + RELACIONES LABORALES Y RECURSOS</text:p>
          </table:table-cell>
          <table:table-cell office:value-type="string" calcext:value-type="string">
            <text:p>F, DERECHO</text:p>
          </table:table-cell>
          <table:table-cell office:value-type="float" office:value="9.466" calcext:value-type="float">
            <text:p>9,4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91300" calcext:value-type="float">
            <text:p>891300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DE MATERIALES</text:p>
          </table:table-cell>
          <table:table-cell office:value-type="string" calcext:value-type="string">
            <text:p>F, FÍSICA</text:p>
          </table:table-cell>
          <table:table-cell office:value-type="float" office:value="9.455" calcext:value-type="float">
            <text:p>9,4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2533" calcext:value-type="float">
            <text:p>802533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NFERMERÍA</text:p>
          </table:table-cell>
          <table:table-cell office:value-type="string" calcext:value-type="string">
            <text:p>C,E,U, F,MALD,(A) (OSUNA)</text:p>
          </table:table-cell>
          <table:table-cell office:value-type="float" office:value="9.44" calcext:value-type="float">
            <text:p>9,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50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92508" calcext:value-type="float">
            <text:p>392508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ENCIA Y TECNOLOGÍA DE LOS ALIMENTOS</text:p>
          </table:table-cell>
          <table:table-cell office:value-type="string" calcext:value-type="string">
            <text:p>F, VETERINARIA</text:p>
          </table:table-cell>
          <table:table-cell office:value-type="float" office:value="9.422" calcext:value-type="float">
            <text:p>9,4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2801" calcext:value-type="float">
            <text:p>292801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CRIMINOLOGÍA Y SEGURIDAD</text:p>
          </table:table-cell>
          <table:table-cell office:value-type="string" calcext:value-type="string">
            <text:p>F, DERECHO (JEREZ)</text:p>
          </table:table-cell>
          <table:table-cell office:value-type="float" office:value="9.405" calcext:value-type="float">
            <text:p>9,4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230 -OPR AN</text:p>
          </table:table-cell>
          <table:table-cell office:value-type="float" office:value="21.75" calcext:value-type="float">
            <text:p>21,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9700" calcext:value-type="float">
            <text:p>829700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DERECHO + FINANZAS Y CONTABILIDAD</text:p>
          </table:table-cell>
          <table:table-cell office:value-type="string" calcext:value-type="string">
            <text:p>F, DERECHO</text:p>
          </table:table-cell>
          <table:table-cell office:value-type="float" office:value="9.382" calcext:value-type="float">
            <text:p>9,3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41003" calcext:value-type="float">
            <text:p>741003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F, CIENCIAS COMUNICACIÓN</text:p>
          </table:table-cell>
          <table:table-cell office:value-type="float" office:value="9.376" calcext:value-type="float">
            <text:p>9,3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74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8007" calcext:value-type="float">
            <text:p>228007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ENCIAS DEL MAR</text:p>
          </table:table-cell>
          <table:table-cell office:value-type="string" calcext:value-type="string">
            <text:p>F, CIENCIAS DEL MAR Y AMB</text:p>
          </table:table-cell>
          <table:table-cell office:value-type="float" office:value="9.364" calcext:value-type="float">
            <text:p>9,3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92506" calcext:value-type="float">
            <text:p>492506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ENCIA Y TECNOLOGÍA DE LOS ALIMENTOS</text:p>
          </table:table-cell>
          <table:table-cell office:value-type="string" calcext:value-type="string">
            <text:p>F, FARMACIA</text:p>
          </table:table-cell>
          <table:table-cell office:value-type="float" office:value="9.35" calcext:value-type="float">
            <text:p>9,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710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3202" calcext:value-type="float">
            <text:p>343202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TRADUCCIÓN E INTERPRETACIÓN FRANCÉS</text:p>
          </table:table-cell>
          <table:table-cell office:value-type="string" calcext:value-type="string">
            <text:p>F, FILOSOFÍA Y LETRAS</text:p>
          </table:table-cell>
          <table:table-cell office:value-type="float" office:value="9.338" calcext:value-type="float">
            <text:p>9,3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49109" calcext:value-type="float">
            <text:p>249109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MARKETING E INVESTIG, DE MERCADOS + TURISMO</text:p>
          </table:table-cell>
          <table:table-cell office:value-type="string" calcext:value-type="string">
            <text:p>F, CC, SOC, Y COMUN, (JE)</text:p>
          </table:table-cell>
          <table:table-cell office:value-type="float" office:value="9.296" calcext:value-type="float">
            <text:p>9,2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00504" calcext:value-type="float">
            <text:p>700504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ARQUITECTURA</text:p>
          </table:table-cell>
          <table:table-cell office:value-type="string" calcext:value-type="string">
            <text:p>E,T,S, ARQUITECTURA</text:p>
          </table:table-cell>
          <table:table-cell office:value-type="float" office:value="9.296" calcext:value-type="float">
            <text:p>9,2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170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9008" calcext:value-type="float">
            <text:p>849008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MARKETING E INVESTIGACIÓN DE MERCADOS</text:p>
          </table:table-cell>
          <table:table-cell office:value-type="string" calcext:value-type="string">
            <text:p>F, CIEN, ECONÓM, Y EMPRE</text:p>
          </table:table-cell>
          <table:table-cell office:value-type="float" office:value="9.257" calcext:value-type="float">
            <text:p>9,2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79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549" calcext:value-type="float">
            <text:p>202549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NFERMERÍA</text:p>
          </table:table-cell>
          <table:table-cell office:value-type="string" calcext:value-type="string">
            <text:p>C, U,ENF,SALUS INFIRM,(A)</text:p>
          </table:table-cell>
          <table:table-cell office:value-type="float" office:value="9.253" calcext:value-type="float">
            <text:p>9,2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552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6504" calcext:value-type="float">
            <text:p>326504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OLOGÍA</text:p>
          </table:table-cell>
          <table:table-cell office:value-type="string" calcext:value-type="string">
            <text:p>F, CIENCIAS</text:p>
          </table:table-cell>
          <table:table-cell office:value-type="float" office:value="9.252" calcext:value-type="float">
            <text:p>9,2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5005" calcext:value-type="float">
            <text:p>825005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DE TECNOLOGÍAS DE TELECOMUNICACIÓN</text:p>
          </table:table-cell>
          <table:table-cell office:value-type="string" calcext:value-type="string">
            <text:p>E,T,S, INGENIERÍA</text:p>
          </table:table-cell>
          <table:table-cell office:value-type="float" office:value="9.237" calcext:value-type="float">
            <text:p>9,2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009" calcext:value-type="float">
            <text:p>223009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N TECNOLOGÍAS INDUSTRIALES ELECTRICIDAD ELECTRONICA INDUSTRIAL MECANICA</text:p>
          </table:table-cell>
          <table:table-cell office:value-type="string" calcext:value-type="string">
            <text:p>E, SUPERIOR DE INGENIERÍA</text:p>
          </table:table-cell>
          <table:table-cell office:value-type="float" office:value="9.218" calcext:value-type="float">
            <text:p>9,2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2501" calcext:value-type="float">
            <text:p>84250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F, QUÍMICA</text:p>
          </table:table-cell>
          <table:table-cell office:value-type="float" office:value="9.195" calcext:value-type="float">
            <text:p>9,1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9008" calcext:value-type="float">
            <text:p>449008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MARKETING E INVESTIGACIÓN DE MERCADOS</text:p>
          </table:table-cell>
          <table:table-cell office:value-type="string" calcext:value-type="string">
            <text:p>F, CIENC, ECONOM, Y EMPR,</text:p>
          </table:table-cell>
          <table:table-cell office:value-type="float" office:value="9.15" calcext:value-type="float">
            <text:p>9,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07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9001" calcext:value-type="float">
            <text:p>82900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COMUNICACIÓN AUDIOVISUAL</text:p>
          </table:table-cell>
          <table:table-cell office:value-type="string" calcext:value-type="string">
            <text:p>F, COMUNICACIÓN</text:p>
          </table:table-cell>
          <table:table-cell office:value-type="float" office:value="9.149" calcext:value-type="float">
            <text:p>9,1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340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29001" calcext:value-type="float">
            <text:p>729001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COMUNICACIÓN AUDIOVISUAL DIRECTOR - <text:s/>GUIONISTA Y REALIZADOR AUDIOVISUAL DISEÑO DE PRODUCCIÓN Y POSTPRODUCCIÓN VISUAL Y SONORA PRODUCTOR Y GESTOR AUDIOVISUAL</text:p>
          </table:table-cell>
          <table:table-cell office:value-type="string" calcext:value-type="string">
            <text:p>F, CIENCIAS COMUNICACIÓN</text:p>
          </table:table-cell>
          <table:table-cell office:value-type="float" office:value="9.147" calcext:value-type="float">
            <text:p>9,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2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26509" calcext:value-type="float">
            <text:p>626509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OLOGÍA</text:p>
          </table:table-cell>
          <table:table-cell office:value-type="string" calcext:value-type="string">
            <text:p>F, CIENCIAS EXPERIMENTALE</text:p>
          </table:table-cell>
          <table:table-cell office:value-type="float" office:value="9.084" calcext:value-type="float">
            <text:p>9,0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296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5502" calcext:value-type="float">
            <text:p>845502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INFANTIL</text:p>
          </table:table-cell>
          <table:table-cell office:value-type="string" calcext:value-type="string">
            <text:p>F, CIENC, DE LA EDUCACIÓN</text:p>
          </table:table-cell>
          <table:table-cell office:value-type="float" office:value="9.08" calcext:value-type="float">
            <text:p>9,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179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14504" calcext:value-type="float">
            <text:p>714504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DE SOFTWARE</text:p>
          </table:table-cell>
          <table:table-cell office:value-type="string" calcext:value-type="string">
            <text:p>E,T,S, ING, INFORMÁTICA</text:p>
          </table:table-cell>
          <table:table-cell office:value-type="float" office:value="9.076" calcext:value-type="float">
            <text:p>9,0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6009" calcext:value-type="float">
            <text:p>826009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BELLAS ARTES</text:p>
          </table:table-cell>
          <table:table-cell office:value-type="string" calcext:value-type="string">
            <text:p>F, BELLAS ARTES</text:p>
          </table:table-cell>
          <table:table-cell office:value-type="float" office:value="9.073" calcext:value-type="float">
            <text:p>9,0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150 -OPR AN</text:p>
          </table:table-cell>
          <table:table-cell office:value-type="float" office:value="10.312" calcext:value-type="float">
            <text:p>10,312</text:p>
          </table:table-cell>
          <table:table-cell office:value-type="float" office:value="6.25" calcext:value-type="float">
            <text:p>6,25</text:p>
          </table:table-cell>
        </table:table-row>
        <table:table-row table:style-name="ro1">
          <table:table-cell office:value-type="float" office:value="711309" calcext:value-type="float">
            <text:p>711309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MECÁNICA + ING, EN DISEÑO INDUSTRIAL Y DESA, PROD</text:p>
          </table:table-cell>
          <table:table-cell office:value-type="string" calcext:value-type="string">
            <text:p>E, POLITÉCNICA SUPERIOR</text:p>
          </table:table-cell>
          <table:table-cell office:value-type="float" office:value="9.07" calcext:value-type="float">
            <text:p>9,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9002" calcext:value-type="float">
            <text:p>439002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F, CIENCIAS</text:p>
          </table:table-cell>
          <table:table-cell office:value-type="float" office:value="9.06" calcext:value-type="float">
            <text:p>9,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02303" calcext:value-type="float">
            <text:p>902303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TRABAJO SOCIAL + EDUCACIÓN SOCIAL</text:p>
          </table:table-cell>
          <table:table-cell office:value-type="string" calcext:value-type="string">
            <text:p>F, DE CIENCIAS SOCIALES</text:p>
          </table:table-cell>
          <table:table-cell office:value-type="float" office:value="9.053" calcext:value-type="float">
            <text:p>9,0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50501" calcext:value-type="float">
            <text:p>85050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ESTUDIOS DE ASIA ORIENTAL CHINO JAPONÉS</text:p>
          </table:table-cell>
          <table:table-cell office:value-type="string" calcext:value-type="string">
            <text:p>F, FILOSOFÍA</text:p>
          </table:table-cell>
          <table:table-cell office:value-type="float" office:value="9.053" calcext:value-type="float">
            <text:p>9,0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89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41509" calcext:value-type="float">
            <text:p>241509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SICOLOGÍA</text:p>
          </table:table-cell>
          <table:table-cell office:value-type="string" calcext:value-type="string">
            <text:p>F, CIENCIAS EDUCACIÓN</text:p>
          </table:table-cell>
          <table:table-cell office:value-type="float" office:value="9.052" calcext:value-type="float">
            <text:p>9,0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590 -OPR AN</text:p>
          </table:table-cell>
          <table:table-cell office:value-type="float" office:value="26.083" calcext:value-type="float">
            <text:p>26,0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41001" calcext:value-type="float">
            <text:p>84100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F, COMUNICACIÓN</text:p>
          </table:table-cell>
          <table:table-cell office:value-type="float" office:value="9.025" calcext:value-type="float">
            <text:p>9,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70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9005" calcext:value-type="float">
            <text:p>839005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F, MATEMÁTICAS</text:p>
          </table:table-cell>
          <table:table-cell office:value-type="float" office:value="8.948" calcext:value-type="float">
            <text:p>8,9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2503" calcext:value-type="float">
            <text:p>432503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LENGUAS MODERNAS Y SUS LITERATURAS</text:p>
          </table:table-cell>
          <table:table-cell office:value-type="string" calcext:value-type="string">
            <text:p>F, FILOSOFÍA Y LETRAS</text:p>
          </table:table-cell>
          <table:table-cell office:value-type="float" office:value="8.914" calcext:value-type="float">
            <text:p>8,9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2005" calcext:value-type="float">
            <text:p>842005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PUBLICIDAD Y RELACIONES PÚBLICAS</text:p>
          </table:table-cell>
          <table:table-cell office:value-type="string" calcext:value-type="string">
            <text:p>F, COMUNICACIÓN</text:p>
          </table:table-cell>
          <table:table-cell office:value-type="float" office:value="8.895" calcext:value-type="float">
            <text:p>8,8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79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0002" calcext:value-type="float">
            <text:p>830002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F, CIEN, ECONÓM, Y EMPRE</text:p>
          </table:table-cell>
          <table:table-cell office:value-type="float" office:value="8.893" calcext:value-type="float">
            <text:p>8,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10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2509" calcext:value-type="float">
            <text:p>442509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F, CIENCIAS</text:p>
          </table:table-cell>
          <table:table-cell office:value-type="float" office:value="8.883" calcext:value-type="float">
            <text:p>8,8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26000" calcext:value-type="float">
            <text:p>726000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BELLAS ARTES</text:p>
          </table:table-cell>
          <table:table-cell office:value-type="string" calcext:value-type="string">
            <text:p>F, BELLAS ARTES</text:p>
          </table:table-cell>
          <table:table-cell office:value-type="float" office:value="8.883" calcext:value-type="float">
            <text:p>8,8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767 -OPR AN</text:p>
          </table:table-cell>
          <table:table-cell office:value-type="float" office:value="38.25" calcext:value-type="float">
            <text:p>38,25</text:p>
          </table:table-cell>
          <table:table-cell office:value-type="float" office:value="9.08" calcext:value-type="float">
            <text:p>9,08</text:p>
          </table:table-cell>
        </table:table-row>
        <table:table-row table:style-name="ro1">
          <table:table-cell office:value-type="float" office:value="402526" calcext:value-type="float">
            <text:p>402526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NFERMERÍA</text:p>
          </table:table-cell>
          <table:table-cell office:value-type="string" calcext:value-type="string">
            <text:p>F, ENFERMERÍA (CE)</text:p>
          </table:table-cell>
          <table:table-cell office:value-type="float" office:value="8.861" calcext:value-type="float">
            <text:p>8,8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59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1508" calcext:value-type="float">
            <text:p>841508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SICOLOGÍA</text:p>
          </table:table-cell>
          <table:table-cell office:value-type="string" calcext:value-type="string">
            <text:p>F, PSICOLOGÍA</text:p>
          </table:table-cell>
          <table:table-cell office:value-type="float" office:value="8.851" calcext:value-type="float">
            <text:p>8,8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642 -OPR AN</text:p>
          </table:table-cell>
          <table:table-cell office:value-type="float" office:value="5.664" calcext:value-type="float">
            <text:p>5,664</text:p>
          </table:table-cell>
          <table:table-cell office:value-type="float" office:value="7.18" calcext:value-type="float">
            <text:p>7,18</text:p>
          </table:table-cell>
        </table:table-row>
        <table:table-row table:style-name="ro1">
          <table:table-cell office:value-type="float" office:value="242601" calcext:value-type="float">
            <text:p>242601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ÍMICA + CC AMBIENTALES</text:p>
          </table:table-cell>
          <table:table-cell office:value-type="string" calcext:value-type="string">
            <text:p>F, CIENCIAS</text:p>
          </table:table-cell>
          <table:table-cell office:value-type="float" office:value="8.835" calcext:value-type="float">
            <text:p>8,8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4508" calcext:value-type="float">
            <text:p>824508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QUÍMICA</text:p>
          </table:table-cell>
          <table:table-cell office:value-type="string" calcext:value-type="string">
            <text:p>E,T,S, INGENIERÍA</text:p>
          </table:table-cell>
          <table:table-cell office:value-type="float" office:value="8.794" calcext:value-type="float">
            <text:p>8,7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4500" calcext:value-type="float">
            <text:p>434500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ESTUDIOS INGLESES</text:p>
          </table:table-cell>
          <table:table-cell office:value-type="string" calcext:value-type="string">
            <text:p>F, FILOSOFÍA Y LETRAS</text:p>
          </table:table-cell>
          <table:table-cell office:value-type="float" office:value="8.782" calcext:value-type="float">
            <text:p>8,7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5509" calcext:value-type="float">
            <text:p>425509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INISTRACION Y DIRECCIÓN DE EMPRESAS</text:p>
          </table:table-cell>
          <table:table-cell office:value-type="string" calcext:value-type="string">
            <text:p>F, CIENC, ECONOM, Y EMPR,</text:p>
          </table:table-cell>
          <table:table-cell office:value-type="float" office:value="8.772" calcext:value-type="float">
            <text:p>8,7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750 -OPR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4503" calcext:value-type="float">
            <text:p>834503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ESTUDIOS INGLESES</text:p>
          </table:table-cell>
          <table:table-cell office:value-type="string" calcext:value-type="string">
            <text:p>F, FILOLOGÍA</text:p>
          </table:table-cell>
          <table:table-cell office:value-type="float" office:value="8.756" calcext:value-type="float">
            <text:p>8,7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227 -OPR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3501" calcext:value-type="float">
            <text:p>213501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MECÁNICA</text:p>
          </table:table-cell>
          <table:table-cell office:value-type="string" calcext:value-type="string">
            <text:p>E, SUPERIOR DE INGENIERÍA</text:p>
          </table:table-cell>
          <table:table-cell office:value-type="float" office:value="8.698" calcext:value-type="float">
            <text:p>8,6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2530" calcext:value-type="float">
            <text:p>402530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NFERMERÍA</text:p>
          </table:table-cell>
          <table:table-cell office:value-type="string" calcext:value-type="string">
            <text:p>F, ENFERMERÍA(MELILLA)</text:p>
          </table:table-cell>
          <table:table-cell office:value-type="float" office:value="8.69" calcext:value-type="float">
            <text:p>8,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53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6006" calcext:value-type="float">
            <text:p>426006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BELLAS ARTES</text:p>
          </table:table-cell>
          <table:table-cell office:value-type="string" calcext:value-type="string">
            <text:p>F, BELLAS ARTES</text:p>
          </table:table-cell>
          <table:table-cell office:value-type="float" office:value="8.622" calcext:value-type="float">
            <text:p>8,6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14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6506" calcext:value-type="float">
            <text:p>846506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F, CIENC, DE LA EDUCACIÓN</text:p>
          </table:table-cell>
          <table:table-cell office:value-type="float" office:value="8.62" calcext:value-type="float">
            <text:p>8,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143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1505" calcext:value-type="float">
            <text:p>441505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SICOLOGÍA</text:p>
          </table:table-cell>
          <table:table-cell office:value-type="string" calcext:value-type="string">
            <text:p>F, PSICOLOGÍA</text:p>
          </table:table-cell>
          <table:table-cell office:value-type="float" office:value="8.561" calcext:value-type="float">
            <text:p>8,5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85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5515" calcext:value-type="float">
            <text:p>32551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INISTRACION Y DIRECCIÓN DE EMPRESAS</text:p>
          </table:table-cell>
          <table:table-cell office:value-type="string" calcext:value-type="string">
            <text:p>F, DERECHO Y CC ECON EMP</text:p>
          </table:table-cell>
          <table:table-cell office:value-type="float" office:value="8.56" calcext:value-type="float">
            <text:p>8,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39007" calcext:value-type="float">
            <text:p>739007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F, CIENCIAS</text:p>
          </table:table-cell>
          <table:table-cell office:value-type="float" office:value="8.558" calcext:value-type="float">
            <text:p>8,5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1200" calcext:value-type="float">
            <text:p>211200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N DIS, INDUS, Y DESARROLLO DEL PRODUCTO</text:p>
          </table:table-cell>
          <table:table-cell office:value-type="string" calcext:value-type="string">
            <text:p>E, SUPERIOR DE INGENIERÍA</text:p>
          </table:table-cell>
          <table:table-cell office:value-type="float" office:value="8.504" calcext:value-type="float">
            <text:p>8,5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9506" calcext:value-type="float">
            <text:p>829506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F, DERECHO</text:p>
          </table:table-cell>
          <table:table-cell office:value-type="float" office:value="8.5" calcext:value-type="float">
            <text:p>8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57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6501" calcext:value-type="float">
            <text:p>406501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ÓPTICA Y OPTOMETRÍA</text:p>
          </table:table-cell>
          <table:table-cell office:value-type="string" calcext:value-type="string">
            <text:p>F, CIENCIAS</text:p>
          </table:table-cell>
          <table:table-cell office:value-type="float" office:value="8.476" calcext:value-type="float">
            <text:p>8,4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29508" calcext:value-type="float">
            <text:p>729508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F, DERECHO</text:p>
          </table:table-cell>
          <table:table-cell office:value-type="float" office:value="8.403" calcext:value-type="float">
            <text:p>8,4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20 -OPR AN</text:p>
          </table:table-cell>
          <table:table-cell office:value-type="float" office:value="14.686" calcext:value-type="float">
            <text:p>14,686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742007" calcext:value-type="float">
            <text:p>742007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PUBLICIDAD Y RELACIONES PÚBLICAS</text:p>
          </table:table-cell>
          <table:table-cell office:value-type="string" calcext:value-type="string">
            <text:p>F, CIENCIAS COMUNICACIÓN</text:p>
          </table:table-cell>
          <table:table-cell office:value-type="float" office:value="8.366" calcext:value-type="float">
            <text:p>8,3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79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6203" calcext:value-type="float">
            <text:p>826203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CONSERVACIÓN Y RESTAURACIÓN DE BIENES CULTURALES</text:p>
          </table:table-cell>
          <table:table-cell office:value-type="string" calcext:value-type="string">
            <text:p>F, BELLAS ARTES</text:p>
          </table:table-cell>
          <table:table-cell office:value-type="float" office:value="8.356" calcext:value-type="float">
            <text:p>8,3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81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46508" calcext:value-type="float">
            <text:p>746508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PRIMARIA EDUCACIÓN FÍSICA EDUCACIÓN MUSICAL ESCUELA INCLUSIVA Y ATENCIÓN A LA DIVERSIDAD LENGUA EXTRANJERA</text:p>
          </table:table-cell>
          <table:table-cell office:value-type="string" calcext:value-type="string">
            <text:p>F, CIENCIAS EDUCACIÓN</text:p>
          </table:table-cell>
          <table:table-cell office:value-type="float" office:value="8.351" calcext:value-type="float">
            <text:p>8,3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525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42503" calcext:value-type="float">
            <text:p>742503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F, CIENCIAS</text:p>
          </table:table-cell>
          <table:table-cell office:value-type="float" office:value="8.343" calcext:value-type="float">
            <text:p>8,3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45504" calcext:value-type="float">
            <text:p>745504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INFANTIL</text:p>
          </table:table-cell>
          <table:table-cell office:value-type="string" calcext:value-type="string">
            <text:p>F, CIENCIAS EDUCACIÓN</text:p>
          </table:table-cell>
          <table:table-cell office:value-type="float" office:value="8.33" calcext:value-type="float">
            <text:p>8,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48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50501" calcext:value-type="float">
            <text:p>750501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ESTUDIOS DE ASIA ORIENTAL COREANO</text:p>
          </table:table-cell>
          <table:table-cell office:value-type="string" calcext:value-type="string">
            <text:p>F, DE ESTU, SOCI, Y TRAB,</text:p>
          </table:table-cell>
          <table:table-cell office:value-type="float" office:value="8.311" calcext:value-type="float">
            <text:p>8,3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7208" calcext:value-type="float">
            <text:p>227208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 AMBIENTALES + QUÍMICA</text:p>
          </table:table-cell>
          <table:table-cell office:value-type="string" calcext:value-type="string">
            <text:p>F, CIENCIAS DEL MAR Y AMB</text:p>
          </table:table-cell>
          <table:table-cell office:value-type="float" office:value="8.299" calcext:value-type="float">
            <text:p>8,2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25503" calcext:value-type="float">
            <text:p>725503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INISTRACION Y DIRECCIÓN DE EMPRESAS</text:p>
          </table:table-cell>
          <table:table-cell office:value-type="string" calcext:value-type="string">
            <text:p>F, CC, EE, Y EMPRESA,</text:p>
          </table:table-cell>
          <table:table-cell office:value-type="float" office:value="8.293" calcext:value-type="float">
            <text:p>8,2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30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6200" calcext:value-type="float">
            <text:p>426200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CONSERVACIÓN Y RESTAURACIÓN DE BIENES CULTURALES</text:p>
          </table:table-cell>
          <table:table-cell office:value-type="string" calcext:value-type="string">
            <text:p>F, BELLAS ARTES</text:p>
          </table:table-cell>
          <table:table-cell office:value-type="float" office:value="8.284" calcext:value-type="float">
            <text:p>8,2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68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9103" calcext:value-type="float">
            <text:p>999103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SOCIOLOGÍA + CIENCIAS POLÍTICAS Y DE LA ADMINISTRAC</text:p>
          </table:table-cell>
          <table:table-cell office:value-type="string" calcext:value-type="string">
            <text:p>F,CC,SOCIALES,-F,DERECHO</text:p>
          </table:table-cell>
          <table:table-cell office:value-type="float" office:value="8.258" calcext:value-type="float">
            <text:p>8,2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41501" calcext:value-type="float">
            <text:p>741501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SICOLOGÍA INTERVENCIÓN PSICOEDUCATIVA INTERVENCIÓN PSICOSOCIAL PSICOLOGÍA CLÍNICA</text:p>
          </table:table-cell>
          <table:table-cell office:value-type="string" calcext:value-type="string">
            <text:p>F, PSICOLOGÍA</text:p>
          </table:table-cell>
          <table:table-cell office:value-type="float" office:value="8.25" calcext:value-type="float">
            <text:p>8,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73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02201" calcext:value-type="float">
            <text:p>702201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SOCIAL</text:p>
          </table:table-cell>
          <table:table-cell office:value-type="string" calcext:value-type="string">
            <text:p>F, CIENCIAS EDUCACIÓN</text:p>
          </table:table-cell>
          <table:table-cell office:value-type="float" office:value="8.223" calcext:value-type="float">
            <text:p>8,2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62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46507" calcext:value-type="float">
            <text:p>246507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F, CIENCIAS EDUCACIÓN</text:p>
          </table:table-cell>
          <table:table-cell office:value-type="float" office:value="8.214" calcext:value-type="float">
            <text:p>8,2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763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5608" calcext:value-type="float">
            <text:p>325608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ON, Y DIREC, DE EMPRESA + DERECHO</text:p>
          </table:table-cell>
          <table:table-cell office:value-type="string" calcext:value-type="string">
            <text:p>F, DERECHO Y CC ECON EMP</text:p>
          </table:table-cell>
          <table:table-cell office:value-type="float" office:value="8.213" calcext:value-type="float">
            <text:p>8,2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9603" calcext:value-type="float">
            <text:p>829603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DERECHO + GESTIÓN Y ADM, PUB,</text:p>
          </table:table-cell>
          <table:table-cell office:value-type="string" calcext:value-type="string">
            <text:p>F, DERECHO</text:p>
          </table:table-cell>
          <table:table-cell office:value-type="float" office:value="8.203" calcext:value-type="float">
            <text:p>8,2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11201" calcext:value-type="float">
            <text:p>711201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, EN DISEÑO INDUSTRIAL Y DESAR, DEL PRODUCTO</text:p>
          </table:table-cell>
          <table:table-cell office:value-type="string" calcext:value-type="string">
            <text:p>E, POLITÉCNICA SUPERIOR</text:p>
          </table:table-cell>
          <table:table-cell office:value-type="float" office:value="8.199" calcext:value-type="float">
            <text:p>8,1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02206" calcext:value-type="float">
            <text:p>902206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SOCIAL</text:p>
          </table:table-cell>
          <table:table-cell office:value-type="string" calcext:value-type="string">
            <text:p>F, DE CIENCIAS SOCIALES</text:p>
          </table:table-cell>
          <table:table-cell office:value-type="float" office:value="8.191" calcext:value-type="float">
            <text:p>8,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35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5501" calcext:value-type="float">
            <text:p>925501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INISTRACION Y DIRECCIÓN DE EMPRESAS</text:p>
          </table:table-cell>
          <table:table-cell office:value-type="string" calcext:value-type="string">
            <text:p>F, CIENCIAS EMPRESARIALES</text:p>
          </table:table-cell>
          <table:table-cell office:value-type="float" office:value="8.17" calcext:value-type="float">
            <text:p>8,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54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9504" calcext:value-type="float">
            <text:p>929504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F, DERECHO</text:p>
          </table:table-cell>
          <table:table-cell office:value-type="float" office:value="8.138" calcext:value-type="float">
            <text:p>8,1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583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14502" calcext:value-type="float">
            <text:p>814502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INFORMÁTICA, INGENIERÍA DEL SOFTWARE</text:p>
          </table:table-cell>
          <table:table-cell office:value-type="string" calcext:value-type="string">
            <text:p>E,T,S INGEN, INFORMÁTICA</text:p>
          </table:table-cell>
          <table:table-cell office:value-type="float" office:value="8.122" calcext:value-type="float">
            <text:p>8,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5001" calcext:value-type="float">
            <text:p>405001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OPEDIA</text:p>
          </table:table-cell>
          <table:table-cell office:value-type="string" calcext:value-type="string">
            <text:p>F, PSICOLOGÍA</text:p>
          </table:table-cell>
          <table:table-cell office:value-type="float" office:value="8.09" calcext:value-type="float">
            <text:p>8,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60 -OPR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42006" calcext:value-type="float">
            <text:p>242006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PUBLICIDAD Y RELACIONES PÚBLICAS</text:p>
          </table:table-cell>
          <table:table-cell office:value-type="string" calcext:value-type="string">
            <text:p>F, CC, SOC, Y COMUN, (JE)</text:p>
          </table:table-cell>
          <table:table-cell office:value-type="float" office:value="8.063" calcext:value-type="float">
            <text:p>8,0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525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7513" calcext:value-type="float">
            <text:p>827513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CIENCIAS DE LA ACTIVIDAD FÍSICA Y DEL DEPORTE</text:p>
          </table:table-cell>
          <table:table-cell office:value-type="string" calcext:value-type="string">
            <text:p>C,E,U,CARDENAL SPÍNOLA(A)</text:p>
          </table:table-cell>
          <table:table-cell office:value-type="float" office:value="8.062" calcext:value-type="float">
            <text:p>8,0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000 -OPR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2108" calcext:value-type="float">
            <text:p>232108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FILOLOGÍA CLÁSICA + ESTUDIOS INGLESES</text:p>
          </table:table-cell>
          <table:table-cell office:value-type="string" calcext:value-type="string">
            <text:p>F, FILOSOFÍA Y LETRAS</text:p>
          </table:table-cell>
          <table:table-cell office:value-type="float" office:value="8.057" calcext:value-type="float">
            <text:p>8,0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7603" calcext:value-type="float">
            <text:p>427603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CIENCIAS DE LA ACTIVIDAD FÍSICA Y DEL DEPORTE + PRIMARIA</text:p>
          </table:table-cell>
          <table:table-cell office:value-type="string" calcext:value-type="string">
            <text:p>F,EDUC, Y HUMAN,(MELILLA)</text:p>
          </table:table-cell>
          <table:table-cell office:value-type="float" office:value="7.987" calcext:value-type="float">
            <text:p>7,9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36003" calcext:value-type="float">
            <text:p>336003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F, CIENCIAS</text:p>
          </table:table-cell>
          <table:table-cell office:value-type="float" office:value="7.985" calcext:value-type="float">
            <text:p>7,9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30004" calcext:value-type="float">
            <text:p>730004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F, CC, EE, Y EMPRESA,</text:p>
          </table:table-cell>
          <table:table-cell office:value-type="float" office:value="7.962" calcext:value-type="float">
            <text:p>7,9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69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5501" calcext:value-type="float">
            <text:p>82550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INISTRACION Y DIRECCIÓN DE EMPRESAS</text:p>
          </table:table-cell>
          <table:table-cell office:value-type="string" calcext:value-type="string">
            <text:p>F, CIEN, ECONÓM, Y EMPRE</text:p>
          </table:table-cell>
          <table:table-cell office:value-type="float" office:value="7.956" calcext:value-type="float">
            <text:p>7,9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75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8703" calcext:value-type="float">
            <text:p>408703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F, CIENC, ECONOM, Y EMPR,</text:p>
          </table:table-cell>
          <table:table-cell office:value-type="float" office:value="7.883" calcext:value-type="float">
            <text:p>7,8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PR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0501" calcext:value-type="float">
            <text:p>400501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ARQUITECTURA</text:p>
          </table:table-cell>
          <table:table-cell office:value-type="string" calcext:value-type="string">
            <text:p>E,T,S, ARQUITECTURA</text:p>
          </table:table-cell>
          <table:table-cell office:value-type="float" office:value="7.85" calcext:value-type="float">
            <text:p>7,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12505" calcext:value-type="float">
            <text:p>812505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LÉCTRICA</text:p>
          </table:table-cell>
          <table:table-cell office:value-type="string" calcext:value-type="string">
            <text:p>E, POLITÉCNICA SUPERIOR</text:p>
          </table:table-cell>
          <table:table-cell office:value-type="float" office:value="7.84" calcext:value-type="float">
            <text:p>7,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7003" calcext:value-type="float">
            <text:p>227003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ENCIAS AMBIENTALES</text:p>
          </table:table-cell>
          <table:table-cell office:value-type="string" calcext:value-type="string">
            <text:p>F, CIENCIAS DEL MAR Y AMB</text:p>
          </table:table-cell>
          <table:table-cell office:value-type="float" office:value="7.824" calcext:value-type="float">
            <text:p>7,8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45503" calcext:value-type="float">
            <text:p>245503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INFANTIL</text:p>
          </table:table-cell>
          <table:table-cell office:value-type="string" calcext:value-type="string">
            <text:p>F, CIENCIAS EDUCACIÓN</text:p>
          </table:table-cell>
          <table:table-cell office:value-type="float" office:value="7.821" calcext:value-type="float">
            <text:p>7,8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738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05006" calcext:value-type="float">
            <text:p>705006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LOGOPEDIA</text:p>
          </table:table-cell>
          <table:table-cell office:value-type="string" calcext:value-type="string">
            <text:p>F, PSICOLOGÍA</text:p>
          </table:table-cell>
          <table:table-cell office:value-type="float" office:value="7.815" calcext:value-type="float">
            <text:p>7,8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71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3501" calcext:value-type="float">
            <text:p>423501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E,T,S, INFOR, Y COMUN,</text:p>
          </table:table-cell>
          <table:table-cell office:value-type="float" office:value="7.798" calcext:value-type="float">
            <text:p>7,7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8500" calcext:value-type="float">
            <text:p>928500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CIENCIAS POLÍTICAS Y DE LA ADMINISTRACIÓN</text:p>
          </table:table-cell>
          <table:table-cell office:value-type="string" calcext:value-type="string">
            <text:p>F, DERECHO</text:p>
          </table:table-cell>
          <table:table-cell office:value-type="float" office:value="7.79" calcext:value-type="float">
            <text:p>7,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office:value-type="float" office:value="22.29" calcext:value-type="float">
            <text:p>22,29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541503" calcext:value-type="float">
            <text:p>541503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SICOLOGÍA</text:p>
          </table:table-cell>
          <table:table-cell office:value-type="string" calcext:value-type="string">
            <text:p>F, CIENCIAS EDUCACIÓN</text:p>
          </table:table-cell>
          <table:table-cell office:value-type="float" office:value="7.778" calcext:value-type="float">
            <text:p>7,7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434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0504" calcext:value-type="float">
            <text:p>840504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PEDAGOGÍA</text:p>
          </table:table-cell>
          <table:table-cell office:value-type="string" calcext:value-type="string">
            <text:p>F, CIENC, DE LA EDUCACIÓN</text:p>
          </table:table-cell>
          <table:table-cell office:value-type="float" office:value="7.774" calcext:value-type="float">
            <text:p>7,7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89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500" calcext:value-type="float">
            <text:p>141500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SICOLOGÍA</text:p>
          </table:table-cell>
          <table:table-cell office:value-type="string" calcext:value-type="string">
            <text:p>F, PSICOLOGÍA</text:p>
          </table:table-cell>
          <table:table-cell office:value-type="float" office:value="7.768" calcext:value-type="float">
            <text:p>7,7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59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0001" calcext:value-type="float">
            <text:p>430001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F, CIENC, ECONOM, Y EMPR,</text:p>
          </table:table-cell>
          <table:table-cell office:value-type="float" office:value="7.727" calcext:value-type="float">
            <text:p>7,7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2207" calcext:value-type="float">
            <text:p>302207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SOCIAL</text:p>
          </table:table-cell>
          <table:table-cell office:value-type="string" calcext:value-type="string">
            <text:p>F, CIENCIAS DE EDUCACIÓN</text:p>
          </table:table-cell>
          <table:table-cell office:value-type="float" office:value="7.711" calcext:value-type="float">
            <text:p>7,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53004" calcext:value-type="float">
            <text:p>853004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ARQUEOLOGÍA</text:p>
          </table:table-cell>
          <table:table-cell office:value-type="string" calcext:value-type="string">
            <text:p>F, GEOGRAFÍA E HISTORIA</text:p>
          </table:table-cell>
          <table:table-cell office:value-type="float" office:value="7.71" calcext:value-type="float">
            <text:p>7,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392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9503" calcext:value-type="float">
            <text:p>429503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F, DERECHO</text:p>
          </table:table-cell>
          <table:table-cell office:value-type="float" office:value="7.702" calcext:value-type="float">
            <text:p>7,7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79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8502" calcext:value-type="float">
            <text:p>208502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TRABAJO SOCIAL</text:p>
          </table:table-cell>
          <table:table-cell office:value-type="string" calcext:value-type="string">
            <text:p>F, CIENCIAS TRABAJO (JE)</text:p>
          </table:table-cell>
          <table:table-cell office:value-type="float" office:value="7.67" calcext:value-type="float">
            <text:p>7,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141 -OPR AN</text:p>
          </table:table-cell>
          <table:table-cell office:value-type="float" office:value="12.188" calcext:value-type="float">
            <text:p>12,1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3405" calcext:value-type="float">
            <text:p>443405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TRADUCCIÓN E INTERPRETACIÓN ÁRABE</text:p>
          </table:table-cell>
          <table:table-cell office:value-type="string" calcext:value-type="string">
            <text:p>F, TRADUC, INTERPRE,</text:p>
          </table:table-cell>
          <table:table-cell office:value-type="float" office:value="7.652" calcext:value-type="float">
            <text:p>7,6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89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2000" calcext:value-type="float">
            <text:p>402000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FINANZAS Y CONTABILIDAD</text:p>
          </table:table-cell>
          <table:table-cell office:value-type="string" calcext:value-type="string">
            <text:p>F, CIENC, ECONOM, Y EMPR,</text:p>
          </table:table-cell>
          <table:table-cell office:value-type="float" office:value="7.65" calcext:value-type="float">
            <text:p>7,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2115" calcext:value-type="float">
            <text:p>802115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FINANZAS, Y CONTAB, + REL, LABORALES Y REC, HUMANOS</text:p>
          </table:table-cell>
          <table:table-cell office:value-type="string" calcext:value-type="string">
            <text:p>F, CIENCIAS DEL TRABAJO</text:p>
          </table:table-cell>
          <table:table-cell office:value-type="float" office:value="7.619" calcext:value-type="float">
            <text:p>7,6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979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4504" calcext:value-type="float">
            <text:p>234504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ESTUDIOS INGLESES</text:p>
          </table:table-cell>
          <table:table-cell office:value-type="string" calcext:value-type="string">
            <text:p>F, FILOSOFÍA Y LETRAS</text:p>
          </table:table-cell>
          <table:table-cell office:value-type="float" office:value="7.597" calcext:value-type="float">
            <text:p>7,5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4004" calcext:value-type="float">
            <text:p>434004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FILOLOGÍA HISPÁNICA</text:p>
          </table:table-cell>
          <table:table-cell office:value-type="string" calcext:value-type="string">
            <text:p>F, FILOSOFÍA Y LETRAS</text:p>
          </table:table-cell>
          <table:table-cell office:value-type="float" office:value="7.597" calcext:value-type="float">
            <text:p>7,5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08518" calcext:value-type="float">
            <text:p>708518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TRABAJO SOCIAL</text:p>
          </table:table-cell>
          <table:table-cell office:value-type="string" calcext:value-type="string">
            <text:p>F, DE ESTU, SOCI, Y TRAB,</text:p>
          </table:table-cell>
          <table:table-cell office:value-type="float" office:value="7.597" calcext:value-type="float">
            <text:p>7,5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160 -OPR AN</text:p>
          </table:table-cell>
          <table:table-cell office:value-type="float" office:value="5.624" calcext:value-type="float">
            <text:p>5,6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9709" calcext:value-type="float">
            <text:p>929709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DERECHO + FINANZAS Y CONTABILIDAD</text:p>
          </table:table-cell>
          <table:table-cell office:value-type="string" calcext:value-type="string">
            <text:p>F, DERECHO</text:p>
          </table:table-cell>
          <table:table-cell office:value-type="float" office:value="7.596" calcext:value-type="float">
            <text:p>7,5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8704" calcext:value-type="float">
            <text:p>428704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CIENCIAS POLIT, Y DE LA ADMON, + DERECHO</text:p>
          </table:table-cell>
          <table:table-cell office:value-type="string" calcext:value-type="string">
            <text:p>F, CIENC, POLT, Y SOCIO,</text:p>
          </table:table-cell>
          <table:table-cell office:value-type="float" office:value="7.582" calcext:value-type="float">
            <text:p>7,5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08708" calcext:value-type="float">
            <text:p>708708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F, TURISMO</text:p>
          </table:table-cell>
          <table:table-cell office:value-type="float" office:value="7.566" calcext:value-type="float">
            <text:p>7,5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31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41501" calcext:value-type="float">
            <text:p>641501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PSICOLOGÍA</text:p>
          </table:table-cell>
          <table:table-cell office:value-type="string" calcext:value-type="string">
            <text:p>F, HUMAN, Y CIENC, EDUCA,</text:p>
          </table:table-cell>
          <table:table-cell office:value-type="float" office:value="7.56" calcext:value-type="float">
            <text:p>7,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35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2205" calcext:value-type="float">
            <text:p>402205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SOCIAL</text:p>
          </table:table-cell>
          <table:table-cell office:value-type="string" calcext:value-type="string">
            <text:p>F, CIENC, DE LA EDUCACIÓN</text:p>
          </table:table-cell>
          <table:table-cell office:value-type="float" office:value="7.544" calcext:value-type="float">
            <text:p>7,5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670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08501" calcext:value-type="float">
            <text:p>908501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TRABAJO SOCIAL</text:p>
          </table:table-cell>
          <table:table-cell office:value-type="string" calcext:value-type="string">
            <text:p>F, DE CIENCIAS SOCIALES</text:p>
          </table:table-cell>
          <table:table-cell office:value-type="float" office:value="7.54" calcext:value-type="float">
            <text:p>7,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6503" calcext:value-type="float">
            <text:p>446503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F, CIENC, DE LA EDUCACIÓN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230 -OPR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5501" calcext:value-type="float">
            <text:p>445501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INFANTIL</text:p>
          </table:table-cell>
          <table:table-cell office:value-type="string" calcext:value-type="string">
            <text:p>F, CIENC, DE LA EDUCACIÓN</text:p>
          </table:table-cell>
          <table:table-cell office:value-type="float" office:value="7.483" calcext:value-type="float">
            <text:p>7,4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60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49002" calcext:value-type="float">
            <text:p>749002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MARKETING E INVESTIGACIÓN DE MERCADOS</text:p>
          </table:table-cell>
          <table:table-cell office:value-type="string" calcext:value-type="string">
            <text:p>F, COMERCIO Y GESTIÓN</text:p>
          </table:table-cell>
          <table:table-cell office:value-type="float" office:value="7.475" calcext:value-type="float">
            <text:p>7,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34502" calcext:value-type="float">
            <text:p>334502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ESTUDIOS INGLESES</text:p>
          </table:table-cell>
          <table:table-cell office:value-type="string" calcext:value-type="string">
            <text:p>F, FILOSOFÍA Y LETRAS</text:p>
          </table:table-cell>
          <table:table-cell office:value-type="float" office:value="7.451" calcext:value-type="float">
            <text:p>7,4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23506" calcext:value-type="float">
            <text:p>723506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INFORMÁTICA COMPUTACIÓN SISTEMAS DE INFORMACIÓN TECNOLOGÍAS DE LA INFORMACIÓN</text:p>
          </table:table-cell>
          <table:table-cell office:value-type="string" calcext:value-type="string">
            <text:p>E,T,S, ING, INFORMÁTICA</text:p>
          </table:table-cell>
          <table:table-cell office:value-type="float" office:value="7.451" calcext:value-type="float">
            <text:p>7,4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6505" calcext:value-type="float">
            <text:p>34650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PRIMARIA EDUCACIÓN FÍSICA EDUCACIÓN MUSICAL LENGUA EXTRANJERA NECESIDADES EDUCATIVAS ESPECÍFICAS</text:p>
          </table:table-cell>
          <table:table-cell office:value-type="string" calcext:value-type="string">
            <text:p>F, CIENCIAS DE EDUCACIÓN</text:p>
          </table:table-cell>
          <table:table-cell office:value-type="float" office:value="7.42" calcext:value-type="float">
            <text:p>7,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5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13002" calcext:value-type="float">
            <text:p>813002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LECTRÓNICA INDUSTRIAL</text:p>
          </table:table-cell>
          <table:table-cell office:value-type="string" calcext:value-type="string">
            <text:p>E, POLITÉCNICA SUPERIOR</text:p>
          </table:table-cell>
          <table:table-cell office:value-type="float" office:value="7.405" calcext:value-type="float">
            <text:p>7,4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12809" calcext:value-type="float">
            <text:p>712809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LÉCTRICA + INGENIERÍA MECÁNICA</text:p>
          </table:table-cell>
          <table:table-cell office:value-type="string" calcext:value-type="string">
            <text:p>E, POLITÉCNICA SUPERIOR</text:p>
          </table:table-cell>
          <table:table-cell office:value-type="float" office:value="7.401" calcext:value-type="float">
            <text:p>7,4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6524" calcext:value-type="float">
            <text:p>346524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PRIMARIA (ITINERARIO BILINGÜE)</text:p>
          </table:table-cell>
          <table:table-cell office:value-type="string" calcext:value-type="string">
            <text:p>F, CIENCIAS DE EDUCACIÓN</text:p>
          </table:table-cell>
          <table:table-cell office:value-type="float" office:value="7.348" calcext:value-type="float">
            <text:p>7,3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20505" calcext:value-type="float">
            <text:p>720505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DE SONIDO E IMAGEN</text:p>
          </table:table-cell>
          <table:table-cell office:value-type="string" calcext:value-type="string">
            <text:p>E,T,S, ING, TELECOMUNICA,</text:p>
          </table:table-cell>
          <table:table-cell office:value-type="float" office:value="7.336" calcext:value-type="float">
            <text:p>7,3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45508" calcext:value-type="float">
            <text:p>545508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INFANTIL</text:p>
          </table:table-cell>
          <table:table-cell office:value-type="string" calcext:value-type="string">
            <text:p>F, CIENCIAS EDUCACIÓN</text:p>
          </table:table-cell>
          <table:table-cell office:value-type="float" office:value="7.33" calcext:value-type="float">
            <text:p>7,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30 -OPR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95501" calcext:value-type="float">
            <text:p>795501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DE ORGANIZACIÓN INDUSTRIAL</text:p>
          </table:table-cell>
          <table:table-cell office:value-type="string" calcext:value-type="string">
            <text:p>E,T,S, ING, INDUSTRIAL</text:p>
          </table:table-cell>
          <table:table-cell office:value-type="float" office:value="7.323" calcext:value-type="float">
            <text:p>7,3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4505" calcext:value-type="float">
            <text:p>424505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QUÍMICA</text:p>
          </table:table-cell>
          <table:table-cell office:value-type="string" calcext:value-type="string">
            <text:p>F, CIENCIAS</text:p>
          </table:table-cell>
          <table:table-cell office:value-type="float" office:value="7.314" calcext:value-type="float">
            <text:p>7,3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9006" calcext:value-type="float">
            <text:p>239006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F, CIENCIAS</text:p>
          </table:table-cell>
          <table:table-cell office:value-type="float" office:value="7.311" calcext:value-type="float">
            <text:p>7,3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617 -OPR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9505" calcext:value-type="float">
            <text:p>32950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F, DERECHO Y CC ECON EMP</text:p>
          </table:table-cell>
          <table:table-cell office:value-type="float" office:value="7.296" calcext:value-type="float">
            <text:p>7,2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42704" calcext:value-type="float">
            <text:p>942704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SOCIOLOGÍA</text:p>
          </table:table-cell>
          <table:table-cell office:value-type="string" calcext:value-type="string">
            <text:p>F, CIENCIAS SOCIALES</text:p>
          </table:table-cell>
          <table:table-cell office:value-type="float" office:value="7.292" calcext:value-type="float">
            <text:p>7,2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720 -OPR AN</text:p>
          </table:table-cell>
          <table:table-cell office:value-type="float" office:value="19.478" calcext:value-type="float">
            <text:p>19,478</text:p>
          </table:table-cell>
          <table:table-cell office:value-type="float" office:value="8.85" calcext:value-type="float">
            <text:p>8,85</text:p>
          </table:table-cell>
        </table:table-row>
        <table:table-row table:style-name="ro1">
          <table:table-cell office:value-type="float" office:value="408509" calcext:value-type="float">
            <text:p>408509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TRABAJO SOCIAL</text:p>
          </table:table-cell>
          <table:table-cell office:value-type="string" calcext:value-type="string">
            <text:p>F, TRABAJO SOCIAL</text:p>
          </table:table-cell>
          <table:table-cell office:value-type="float" office:value="7.29" calcext:value-type="float">
            <text:p>7,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32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16803" calcext:value-type="float">
            <text:p>716803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DE LA ENERGÍA</text:p>
          </table:table-cell>
          <table:table-cell office:value-type="string" calcext:value-type="string">
            <text:p>E,T,S, ING, INDUSTRIAL</text:p>
          </table:table-cell>
          <table:table-cell office:value-type="float" office:value="7.285" calcext:value-type="float">
            <text:p>7,2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0502" calcext:value-type="float">
            <text:p>800502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FUNDAMENTOS DE ARQUITECTURA</text:p>
          </table:table-cell>
          <table:table-cell office:value-type="string" calcext:value-type="string">
            <text:p>E,T,S, ARQUITECTURA</text:p>
          </table:table-cell>
          <table:table-cell office:value-type="float" office:value="7.282" calcext:value-type="float">
            <text:p>7,2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08607" calcext:value-type="float">
            <text:p>908607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TRABAJO SOCIAL + SOCIOLOGÍA</text:p>
          </table:table-cell>
          <table:table-cell office:value-type="string" calcext:value-type="string">
            <text:p>F, DE CIENCIAS SOCIALES</text:p>
          </table:table-cell>
          <table:table-cell office:value-type="float" office:value="7.222" calcext:value-type="float">
            <text:p>7,2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34505" calcext:value-type="float">
            <text:p>734505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ESTUDIOS INGLESES</text:p>
          </table:table-cell>
          <table:table-cell office:value-type="string" calcext:value-type="string">
            <text:p>F, FILOSOFÍA Y LETRAS</text:p>
          </table:table-cell>
          <table:table-cell office:value-type="float" office:value="7.22" calcext:value-type="float">
            <text:p>7,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480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40506" calcext:value-type="float">
            <text:p>740506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PEDAGOGÍA FORMACIÓN Y DESARROLLO PROFESIONAL GESTIÓN PEDAGÓGICA DE LAS ORGA, SOC, - <text:s/>EMPRESARIALES Y EDUCA, ORIENTACIÓN EN EDUCACIÓN RECURSOS DIDÁCTICOS Y TECNOLÓGICOS EN EDUCACIÓN</text:p>
          </table:table-cell>
          <table:table-cell office:value-type="string" calcext:value-type="string">
            <text:p>F, CIENCIAS EDUCACIÓN</text:p>
          </table:table-cell>
          <table:table-cell office:value-type="float" office:value="7.219" calcext:value-type="float">
            <text:p>7,2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72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99005" calcext:value-type="float">
            <text:p>499005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HISTORIA Y CIENCIAS DE LA MÚSICA</text:p>
          </table:table-cell>
          <table:table-cell office:value-type="string" calcext:value-type="string">
            <text:p>F, FILOSOFÍA Y LETRAS</text:p>
          </table:table-cell>
          <table:table-cell office:value-type="float" office:value="7.189" calcext:value-type="float">
            <text:p>7,1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480 -OPR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7000" calcext:value-type="float">
            <text:p>927000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ENCIAS AMBIENTALES</text:p>
          </table:table-cell>
          <table:table-cell office:value-type="string" calcext:value-type="string">
            <text:p>F, CIENCIAS EXPERIMENT,</text:p>
          </table:table-cell>
          <table:table-cell office:value-type="float" office:value="7.173" calcext:value-type="float">
            <text:p>7,1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53001" calcext:value-type="float">
            <text:p>453001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ARQUEOLOGÍA</text:p>
          </table:table-cell>
          <table:table-cell office:value-type="string" calcext:value-type="string">
            <text:p>F, FILOSOFÍA Y LETRAS</text:p>
          </table:table-cell>
          <table:table-cell office:value-type="float" office:value="7.158" calcext:value-type="float">
            <text:p>7,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883 -OPR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6901" calcext:value-type="float">
            <text:p>83690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GEOGRAFÍA Y GESTIÓN DEL TERRITORIO + HISTORIA</text:p>
          </table:table-cell>
          <table:table-cell office:value-type="string" calcext:value-type="string">
            <text:p>F, GEOGRAFÍA E HISTORIA</text:p>
          </table:table-cell>
          <table:table-cell office:value-type="float" office:value="7.158" calcext:value-type="float">
            <text:p>7,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13500" calcext:value-type="float">
            <text:p>713500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MECÁNICA</text:p>
          </table:table-cell>
          <table:table-cell office:value-type="string" calcext:value-type="string">
            <text:p>E, POLITÉCNICA SUPERIOR</text:p>
          </table:table-cell>
          <table:table-cell office:value-type="float" office:value="7.155" calcext:value-type="float">
            <text:p>7,1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509" calcext:value-type="float">
            <text:p>146509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F, CC, EDUCACIÓN</text:p>
          </table:table-cell>
          <table:table-cell office:value-type="float" office:value="7.15" calcext:value-type="float">
            <text:p>7,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48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2500" calcext:value-type="float">
            <text:p>34250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F, CIENCIAS</text:p>
          </table:table-cell>
          <table:table-cell office:value-type="float" office:value="7.087" calcext:value-type="float">
            <text:p>7,0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505" calcext:value-type="float">
            <text:p>223505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INFORMÁTICA COMPUTACION INGENIERIA DE COMPUTADORES INGENIERIA DEL SOFTWARE</text:p>
          </table:table-cell>
          <table:table-cell office:value-type="string" calcext:value-type="string">
            <text:p>E, SUPERIOR DE INGENIERÍA</text:p>
          </table:table-cell>
          <table:table-cell office:value-type="float" office:value="7.059" calcext:value-type="float">
            <text:p>7,0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0501" calcext:value-type="float">
            <text:p>440501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PEDAGOGÍA</text:p>
          </table:table-cell>
          <table:table-cell office:value-type="string" calcext:value-type="string">
            <text:p>F, CIENC, DE LA EDUCACIÓN</text:p>
          </table:table-cell>
          <table:table-cell office:value-type="float" office:value="7.032" calcext:value-type="float">
            <text:p>7,0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504" calcext:value-type="float">
            <text:p>125504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INISTRACION Y DIRECCIÓN DE EMPRESAS</text:p>
          </table:table-cell>
          <table:table-cell office:value-type="string" calcext:value-type="string">
            <text:p>F, CIEN, ECON, Y EMPRESA,</text:p>
          </table:table-cell>
          <table:table-cell office:value-type="float" office:value="7.03" calcext:value-type="float">
            <text:p>7,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3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509" calcext:value-type="float">
            <text:p>129509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F, DERECH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958 -OPR AN</text:p>
          </table:table-cell>
          <table:table-cell office:value-type="float" office:value="21.083" calcext:value-type="float">
            <text:p>21,083</text:p>
          </table:table-cell>
          <table:table-cell office:value-type="float" office:value="6.45" calcext:value-type="float">
            <text:p>6,45</text:p>
          </table:table-cell>
        </table:table-row>
        <table:table-row table:style-name="ro1">
          <table:table-cell office:value-type="float" office:value="134506" calcext:value-type="float">
            <text:p>134506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ESTUDIOS INGLESES</text:p>
          </table:table-cell>
          <table:table-cell office:value-type="string" calcext:value-type="string">
            <text:p>F, HUMANIDADE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592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9507" calcext:value-type="float">
            <text:p>229507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F, DERECHO (JEREZ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73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7511" calcext:value-type="float">
            <text:p>927511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CIENCIAS DE LA ACTIVIDAD FÍSICA Y DEL DEPORTE</text:p>
          </table:table-cell>
          <table:table-cell office:value-type="string" calcext:value-type="string">
            <text:p>C, U, SAN ISIDOR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554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7005" calcext:value-type="float">
            <text:p>437005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OLOGÍA</text:p>
          </table:table-cell>
          <table:table-cell office:value-type="string" calcext:value-type="string">
            <text:p>F, CIENCIAS</text:p>
          </table:table-cell>
          <table:table-cell office:value-type="float" office:value="6.969" calcext:value-type="float">
            <text:p>6,9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493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34009" calcext:value-type="float">
            <text:p>734009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FILOLOGÍA HISPÁNICA</text:p>
          </table:table-cell>
          <table:table-cell office:value-type="string" calcext:value-type="string">
            <text:p>F, FILOSOFÍA Y LETRAS</text:p>
          </table:table-cell>
          <table:table-cell office:value-type="float" office:value="6.968" calcext:value-type="float">
            <text:p>6,9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890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5507" calcext:value-type="float">
            <text:p>835507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FILOSOFÍA</text:p>
          </table:table-cell>
          <table:table-cell office:value-type="string" calcext:value-type="string">
            <text:p>F, FILOSOFÍA</text:p>
          </table:table-cell>
          <table:table-cell office:value-type="float" office:value="6.963" calcext:value-type="float">
            <text:p>6,9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office:value-type="float" office:value="52.098" calcext:value-type="float">
            <text:p>52,098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345501" calcext:value-type="float">
            <text:p>345501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INFANTIL</text:p>
          </table:table-cell>
          <table:table-cell office:value-type="string" calcext:value-type="string">
            <text:p>F, CIENCIAS DE EDUCACIÓN</text:p>
          </table:table-cell>
          <table:table-cell office:value-type="float" office:value="6.931" calcext:value-type="float">
            <text:p>6,9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3007" calcext:value-type="float">
            <text:p>803007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STADÍSTICA</text:p>
          </table:table-cell>
          <table:table-cell office:value-type="string" calcext:value-type="string">
            <text:p>F, MATEMÁTICAS</text:p>
          </table:table-cell>
          <table:table-cell office:value-type="float" office:value="6.908" calcext:value-type="float">
            <text:p>6,9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98508" calcext:value-type="float">
            <text:p>498508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LITERATURAS COMPARADAS</text:p>
          </table:table-cell>
          <table:table-cell office:value-type="string" calcext:value-type="string">
            <text:p>F, FILOSOFÍA Y LETRAS</text:p>
          </table:table-cell>
          <table:table-cell office:value-type="float" office:value="6.894" calcext:value-type="float">
            <text:p>6,8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25906" calcext:value-type="float">
            <text:p>525906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ÓN, Y DIRECC, EMP, + FINANZAS Y CONTABI</text:p>
          </table:table-cell>
          <table:table-cell office:value-type="string" calcext:value-type="string">
            <text:p>F, CIENC, EMPRESARIALES</text:p>
          </table:table-cell>
          <table:table-cell office:value-type="float" office:value="6.89" calcext:value-type="float">
            <text:p>6,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9407" calcext:value-type="float">
            <text:p>929407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DERECHO Y BACHELOR OF LAWS (UNIVERSIDAD DE BAYREUTH)</text:p>
          </table:table-cell>
          <table:table-cell office:value-type="string" calcext:value-type="string">
            <text:p>F, DERECHO</text:p>
          </table:table-cell>
          <table:table-cell office:value-type="float" office:value="6.889" calcext:value-type="float">
            <text:p>6,8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003" calcext:value-type="float">
            <text:p>149003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MARKETING E INVESTIGACIÓN DE MERCADOS</text:p>
          </table:table-cell>
          <table:table-cell office:value-type="string" calcext:value-type="string">
            <text:p>F, CIEN, ECON, Y EMPRESA,</text:p>
          </table:table-cell>
          <table:table-cell office:value-type="float" office:value="6.818" calcext:value-type="float">
            <text:p>6,8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91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14006" calcext:value-type="float">
            <text:p>814006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QUÍMICA INDUSTRIAL</text:p>
          </table:table-cell>
          <table:table-cell office:value-type="string" calcext:value-type="string">
            <text:p>E, POLITÉCNICA SUPERIOR</text:p>
          </table:table-cell>
          <table:table-cell office:value-type="float" office:value="6.792" calcext:value-type="float">
            <text:p>6,7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3503" calcext:value-type="float">
            <text:p>323503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INFORMÁTICA COMPUTACIÓN INGENIERÍA DE COMPUTADORES INGENIERÍA DEL SOFTWARE</text:p>
          </table:table-cell>
          <table:table-cell office:value-type="string" calcext:value-type="string">
            <text:p>E, POLITÉCNICA SUPERIOR</text:p>
          </table:table-cell>
          <table:table-cell office:value-type="float" office:value="6.776" calcext:value-type="float">
            <text:p>6,7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34507" calcext:value-type="float">
            <text:p>634507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ESTUDIOS INGLESES</text:p>
          </table:table-cell>
          <table:table-cell office:value-type="string" calcext:value-type="string">
            <text:p>F, HUMAN, Y CIENC, EDUCA,</text:p>
          </table:table-cell>
          <table:table-cell office:value-type="float" office:value="6.772" calcext:value-type="float">
            <text:p>6,7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579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91502" calcext:value-type="float">
            <text:p>491502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NTROPOLOGIA SOCIAL Y CULTURAL</text:p>
          </table:table-cell>
          <table:table-cell office:value-type="string" calcext:value-type="string">
            <text:p>F, FILOSOFÍA Y LETRAS</text:p>
          </table:table-cell>
          <table:table-cell office:value-type="float" office:value="6.728" calcext:value-type="float">
            <text:p>6,7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838 -OPR NA</text:p>
          </table:table-cell>
          <table:table-cell office:value-type="float" office:value="5" calcext:value-type="float">
            <text:p>5</text:p>
          </table:table-cell>
          <table:table-cell office:value-type="float" office:value="9.08" calcext:value-type="float">
            <text:p>9,08</text:p>
          </table:table-cell>
        </table:table-row>
        <table:table-row table:style-name="ro1">
          <table:table-cell office:value-type="float" office:value="102200" calcext:value-type="float">
            <text:p>102200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SOCIAL</text:p>
          </table:table-cell>
          <table:table-cell office:value-type="string" calcext:value-type="string">
            <text:p>F, CC, EDUCACIÓN</text:p>
          </table:table-cell>
          <table:table-cell office:value-type="float" office:value="6.689" calcext:value-type="float">
            <text:p>6,6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56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517" calcext:value-type="float">
            <text:p>225517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INISTRACION Y DIRECCIÓN DE EMPRESAS</text:p>
          </table:table-cell>
          <table:table-cell office:value-type="string" calcext:value-type="string">
            <text:p>F, CC, ECON, Y EMP, (JER)</text:p>
          </table:table-cell>
          <table:table-cell office:value-type="float" office:value="6.687" calcext:value-type="float">
            <text:p>6,6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64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46501" calcext:value-type="float">
            <text:p>546501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F, CIENCIAS EDUCACIÓN</text:p>
          </table:table-cell>
          <table:table-cell office:value-type="float" office:value="6.685" calcext:value-type="float">
            <text:p>6,6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360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203" calcext:value-type="float">
            <text:p>502203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SOCIAL</text:p>
          </table:table-cell>
          <table:table-cell office:value-type="string" calcext:value-type="string">
            <text:p>F, CIENCIAS EDUCACIÓN</text:p>
          </table:table-cell>
          <table:table-cell office:value-type="float" office:value="6.685" calcext:value-type="float">
            <text:p>6,6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590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91505" calcext:value-type="float">
            <text:p>891505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NTROPOLOGIA SOCIAL Y CULTURAL</text:p>
          </table:table-cell>
          <table:table-cell office:value-type="string" calcext:value-type="string">
            <text:p>F, GEOGRAFÍA E HISTORIA</text:p>
          </table:table-cell>
          <table:table-cell office:value-type="float" office:value="6.672" calcext:value-type="float">
            <text:p>6,6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570 -OPR NA</text:p>
          </table:table-cell>
          <table:table-cell office:value-type="float" office:value="14.5" calcext:value-type="float">
            <text:p>14,5</text:p>
          </table:table-cell>
          <table:table-cell office:value-type="float" office:value="8.175" calcext:value-type="float">
            <text:p>8,175</text:p>
          </table:table-cell>
        </table:table-row>
        <table:table-row table:style-name="ro1">
          <table:table-cell office:value-type="float" office:value="297001" calcext:value-type="float">
            <text:p>297001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NOLOGÍA</text:p>
          </table:table-cell>
          <table:table-cell office:value-type="string" calcext:value-type="string">
            <text:p>F, CIENCIAS</text:p>
          </table:table-cell>
          <table:table-cell office:value-type="float" office:value="6.67" calcext:value-type="float">
            <text:p>6,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34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4509" calcext:value-type="float">
            <text:p>224509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QUÍMICA QUIMICA INDUSTRIAL</text:p>
          </table:table-cell>
          <table:table-cell office:value-type="string" calcext:value-type="string">
            <text:p>F, CIENCIAS</text:p>
          </table:table-cell>
          <table:table-cell office:value-type="float" office:value="6.625" calcext:value-type="float">
            <text:p>6,6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7504" calcext:value-type="float">
            <text:p>837504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F, GEOGRAFÍA E HISTORIA</text:p>
          </table:table-cell>
          <table:table-cell office:value-type="float" office:value="6.62" calcext:value-type="float">
            <text:p>6,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109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8710" calcext:value-type="float">
            <text:p>808710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F, TURISMO Y FINANZAS</text:p>
          </table:table-cell>
          <table:table-cell office:value-type="float" office:value="6.62" calcext:value-type="float">
            <text:p>6,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505" calcext:value-type="float">
            <text:p>145505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INFANTIL</text:p>
          </table:table-cell>
          <table:table-cell office:value-type="string" calcext:value-type="string">
            <text:p>F, CC, EDUCACIÓN</text:p>
          </table:table-cell>
          <table:table-cell office:value-type="float" office:value="6.617" calcext:value-type="float">
            <text:p>6,6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77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02005" calcext:value-type="float">
            <text:p>702005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FINANZAS Y CONTABILIDAD</text:p>
          </table:table-cell>
          <table:table-cell office:value-type="string" calcext:value-type="string">
            <text:p>F, CC,EE, Y EMPRESARIALES</text:p>
          </table:table-cell>
          <table:table-cell office:value-type="float" office:value="6.584" calcext:value-type="float">
            <text:p>6,5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39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29501" calcext:value-type="float">
            <text:p>629501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F, CIENC, SOCI, Y JURÍDI,</text:p>
          </table:table-cell>
          <table:table-cell office:value-type="float" office:value="6.55" calcext:value-type="float">
            <text:p>6,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53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8005" calcext:value-type="float">
            <text:p>808005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RELACIONES LABORALES Y RECURSOS HUMANOS</text:p>
          </table:table-cell>
          <table:table-cell office:value-type="string" calcext:value-type="string">
            <text:p>F, CIENCIAS DEL TRABAJO</text:p>
          </table:table-cell>
          <table:table-cell office:value-type="float" office:value="6.522" calcext:value-type="float">
            <text:p>6,5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15001" calcext:value-type="float">
            <text:p>81500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INFORMÁTICA, INGENIERÍA DE COMPUTADORES</text:p>
          </table:table-cell>
          <table:table-cell office:value-type="string" calcext:value-type="string">
            <text:p>E,T,S INGEN, INFORMÁTICA</text:p>
          </table:table-cell>
          <table:table-cell office:value-type="float" office:value="6.508" calcext:value-type="float">
            <text:p>6,5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8730" calcext:value-type="float">
            <text:p>208730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F, CC, SOC, Y COMUN, (JE)</text:p>
          </table:table-cell>
          <table:table-cell office:value-type="float" office:value="6.505" calcext:value-type="float">
            <text:p>6,5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290 -OPR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02201" calcext:value-type="float">
            <text:p>602201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SOCIAL</text:p>
          </table:table-cell>
          <table:table-cell office:value-type="string" calcext:value-type="string">
            <text:p>F, HUMAN, Y CIENC, EDUCA,</text:p>
          </table:table-cell>
          <table:table-cell office:value-type="float" office:value="6.49" calcext:value-type="float">
            <text:p>6,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134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49001" calcext:value-type="float">
            <text:p>249001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MARKETING E INVESTIGACIÓN DE MERCADOS</text:p>
          </table:table-cell>
          <table:table-cell office:value-type="string" calcext:value-type="string">
            <text:p>F, CC, SOC, Y COMUN, (JE)</text:p>
          </table:table-cell>
          <table:table-cell office:value-type="float" office:value="6.46" calcext:value-type="float">
            <text:p>6,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29501" calcext:value-type="float">
            <text:p>529501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F, DERECHO</text:p>
          </table:table-cell>
          <table:table-cell office:value-type="float" office:value="6.456" calcext:value-type="float">
            <text:p>6,4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840 -ONP AN</text:p>
          </table:table-cell>
          <table:table-cell office:value-type="float" office:value="11.499" calcext:value-type="float">
            <text:p>11,49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601" calcext:value-type="float">
            <text:p>125601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DERECHO + ADMINISTRACIÓN Y DIRECCIÓN DE EMPRESAS</text:p>
          </table:table-cell>
          <table:table-cell office:value-type="string" calcext:value-type="string">
            <text:p>F, CIEN, ECON, Y EMPRESA,</text:p>
          </table:table-cell>
          <table:table-cell office:value-type="float" office:value="6.45" calcext:value-type="float">
            <text:p>6,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57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25602" calcext:value-type="float">
            <text:p>625602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ON, Y DIREC, DE EMPRESA + DERECHO</text:p>
          </table:table-cell>
          <table:table-cell office:value-type="string" calcext:value-type="string">
            <text:p>F, CIENC, SOCI, Y JURÍDI,</text:p>
          </table:table-cell>
          <table:table-cell office:value-type="float" office:value="6.45" calcext:value-type="float">
            <text:p>6,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659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46501" calcext:value-type="float">
            <text:p>646501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F, HUMAN, Y CIENC, EDUCA,</text:p>
          </table:table-cell>
          <table:table-cell office:value-type="float" office:value="6.413" calcext:value-type="float">
            <text:p>6,4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1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9511" calcext:value-type="float">
            <text:p>229511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FACULTAD DE DERECHO (ALG)</text:p>
          </table:table-cell>
          <table:table-cell office:value-type="float" office:value="6.402" calcext:value-type="float">
            <text:p>6,4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84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04002" calcext:value-type="float">
            <text:p>704002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GESTIÓN Y ADMINISTRACIÓN PÚBLICA</text:p>
          </table:table-cell>
          <table:table-cell office:value-type="string" calcext:value-type="string">
            <text:p>F, COMERCIO Y GESTIÓN</text:p>
          </table:table-cell>
          <table:table-cell office:value-type="float" office:value="6.398" calcext:value-type="float">
            <text:p>6,3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PR NA</text:p>
          </table:table-cell>
          <table:table-cell office:value-type="float" office:value="19.582" calcext:value-type="float">
            <text:p>19,5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3001" calcext:value-type="float">
            <text:p>723001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N TECNOLOGÍAS INDUSTRIALES AUTOMÁTICA ELECTRICIDAD ELECTRÓNICA ESTRUCTURAS Y MATERIALES INGENIERÍA TÉRMICA E HIDRÁULICA MECÁNICA Y MÁQUINAS ORGANIZACIÓN</text:p>
          </table:table-cell>
          <table:table-cell office:value-type="string" calcext:value-type="string">
            <text:p>E,T,S, ING, INDUSTRIAL</text:p>
          </table:table-cell>
          <table:table-cell office:value-type="float" office:value="6.37" calcext:value-type="float">
            <text:p>6,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7001" calcext:value-type="float">
            <text:p>427001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ENCIAS AMBIENTALES</text:p>
          </table:table-cell>
          <table:table-cell office:value-type="string" calcext:value-type="string">
            <text:p>F, CIENCIAS</text:p>
          </table:table-cell>
          <table:table-cell office:value-type="float" office:value="6.334" calcext:value-type="float">
            <text:p>6,3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7505" calcext:value-type="float">
            <text:p>237505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F, FILOSOFÍA Y LETRAS</text:p>
          </table:table-cell>
          <table:table-cell office:value-type="float" office:value="6.317" calcext:value-type="float">
            <text:p>6,3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,310 -OPR AN</text:p>
          </table:table-cell>
          <table:table-cell office:value-type="float" office:value="9.438" calcext:value-type="float">
            <text:p>9,438</text:p>
          </table:table-cell>
          <table:table-cell office:value-type="float" office:value="6.77" calcext:value-type="float">
            <text:p>6,77</text:p>
          </table:table-cell>
        </table:table-row>
        <table:table-row table:style-name="ro1">
          <table:table-cell office:value-type="float" office:value="834007" calcext:value-type="float">
            <text:p>834007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FILOLOGÍA HISPÁNICA</text:p>
          </table:table-cell>
          <table:table-cell office:value-type="string" calcext:value-type="string">
            <text:p>F, FILOLOGÍA</text:p>
          </table:table-cell>
          <table:table-cell office:value-type="float" office:value="6.297" calcext:value-type="float">
            <text:p>6,2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0005" calcext:value-type="float">
            <text:p>130005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CONOMÍA</text:p>
          </table:table-cell>
          <table:table-cell office:value-type="string" calcext:value-type="string">
            <text:p>F, CIEN, ECON, Y EMPRESA,</text:p>
          </table:table-cell>
          <table:table-cell office:value-type="float" office:value="6.27" calcext:value-type="float">
            <text:p>6,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34509" calcext:value-type="float">
            <text:p>534509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ESTUDIOS INGLESES</text:p>
          </table:table-cell>
          <table:table-cell office:value-type="string" calcext:value-type="string">
            <text:p>F, HUMANIDADES</text:p>
          </table:table-cell>
          <table:table-cell office:value-type="float" office:value="6.25" calcext:value-type="float">
            <text:p>6,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15001" calcext:value-type="float">
            <text:p>715001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DE COMPUTADORES</text:p>
          </table:table-cell>
          <table:table-cell office:value-type="string" calcext:value-type="string">
            <text:p>E,T,S, ING, INFORMÁTICA</text:p>
          </table:table-cell>
          <table:table-cell office:value-type="float" office:value="6.24" calcext:value-type="float">
            <text:p>6,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3503" calcext:value-type="float">
            <text:p>293503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NÁUTICA Y TRANSPORTE MARÍTIMO</text:p>
          </table:table-cell>
          <table:table-cell office:value-type="string" calcext:value-type="string">
            <text:p>E, ING,MARINA - NAUT, Y RAD</text:p>
          </table:table-cell>
          <table:table-cell office:value-type="float" office:value="6.238" calcext:value-type="float">
            <text:p>6,2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501" calcext:value-type="float">
            <text:p>113501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MECÁNICA</text:p>
          </table:table-cell>
          <table:table-cell office:value-type="string" calcext:value-type="string">
            <text:p>E, SUP, INGENIERÍA</text:p>
          </table:table-cell>
          <table:table-cell office:value-type="float" office:value="6.225" calcext:value-type="float">
            <text:p>6,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5504" calcext:value-type="float">
            <text:p>435504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FILOSOFÍA</text:p>
          </table:table-cell>
          <table:table-cell office:value-type="string" calcext:value-type="string">
            <text:p>F, FILOSOFÍA Y LETRAS</text:p>
          </table:table-cell>
          <table:table-cell office:value-type="float" office:value="6.198" calcext:value-type="float">
            <text:p>6,1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8001" calcext:value-type="float">
            <text:p>83800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HISTORIA DEL ARTE</text:p>
          </table:table-cell>
          <table:table-cell office:value-type="string" calcext:value-type="string">
            <text:p>F, GEOGRAFÍA E HISTORIA</text:p>
          </table:table-cell>
          <table:table-cell office:value-type="float" office:value="6.168" calcext:value-type="float">
            <text:p>6,1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PR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7501" calcext:value-type="float">
            <text:p>437501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F, FILOSOFÍA Y LETRAS</text:p>
          </table:table-cell>
          <table:table-cell office:value-type="float" office:value="6.158" calcext:value-type="float">
            <text:p>6,1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77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8501" calcext:value-type="float">
            <text:p>428501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CIENCIAS POLÍTICAS Y DE LA ADMINISTRACIÓN</text:p>
          </table:table-cell>
          <table:table-cell office:value-type="string" calcext:value-type="string">
            <text:p>F, CIENC, POLT, Y SOCIO,</text:p>
          </table:table-cell>
          <table:table-cell office:value-type="float" office:value="6.112" calcext:value-type="float">
            <text:p>6,1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08007" calcext:value-type="float">
            <text:p>708007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RELACIONES LABORALES Y RECURSOS HUMANOS</text:p>
          </table:table-cell>
          <table:table-cell office:value-type="string" calcext:value-type="string">
            <text:p>F, DE ESTU, SOCI, Y TRAB,</text:p>
          </table:table-cell>
          <table:table-cell office:value-type="float" office:value="6.084" calcext:value-type="float">
            <text:p>6,0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28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3504" calcext:value-type="float">
            <text:p>823504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INFORMÁTICA, TECNOLOGÍA INFORMÁTICA</text:p>
          </table:table-cell>
          <table:table-cell office:value-type="string" calcext:value-type="string">
            <text:p>E,T,S INGEN, INFORMÁTICA</text:p>
          </table:table-cell>
          <table:table-cell office:value-type="float" office:value="6.08" calcext:value-type="float">
            <text:p>6,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2703" calcext:value-type="float">
            <text:p>442703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SOCIOLOGÍA</text:p>
          </table:table-cell>
          <table:table-cell office:value-type="string" calcext:value-type="string">
            <text:p>F, CIENC, POLT, Y SOCIO,</text:p>
          </table:table-cell>
          <table:table-cell office:value-type="float" office:value="6.05" calcext:value-type="float">
            <text:p>6,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250 -OPR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2506" calcext:value-type="float">
            <text:p>212506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LÉCTRICA</text:p>
          </table:table-cell>
          <table:table-cell office:value-type="string" calcext:value-type="string">
            <text:p>E, SUPERIOR DE INGENIERÍA</text:p>
          </table:table-cell>
          <table:table-cell office:value-type="float" office:value="6.03" calcext:value-type="float">
            <text:p>6,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8507" calcext:value-type="float">
            <text:p>508507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TRABAJO SOCIAL</text:p>
          </table:table-cell>
          <table:table-cell office:value-type="string" calcext:value-type="string">
            <text:p>F, TRABAJO SOCIA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08505" calcext:value-type="float">
            <text:p>608505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TRABAJO SOCIAL</text:p>
          </table:table-cell>
          <table:table-cell office:value-type="string" calcext:value-type="string">
            <text:p>F, TRABAJO SOCIA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706" calcext:value-type="float">
            <text:p>108706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F, CIEN, ECON, Y EMPRESA,</text:p>
          </table:table-cell>
          <table:table-cell office:value-type="float" office:value="5.986" calcext:value-type="float">
            <text:p>5,9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737 -OPR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08003" calcext:value-type="float">
            <text:p>908003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RELACIONES LABORALES Y RECURSOS HUMANOS</text:p>
          </table:table-cell>
          <table:table-cell office:value-type="string" calcext:value-type="string">
            <text:p>F, DERECHO</text:p>
          </table:table-cell>
          <table:table-cell office:value-type="float" office:value="5.954" calcext:value-type="float">
            <text:p>5,9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office:value-type="float" office:value="22.789" calcext:value-type="float">
            <text:p>22,789</text:p>
          </table:table-cell>
          <table:table-cell office:value-type="float" office:value="6.15" calcext:value-type="float">
            <text:p>6,15</text:p>
          </table:table-cell>
        </table:table-row>
        <table:table-row table:style-name="ro1">
          <table:table-cell office:value-type="float" office:value="713004" calcext:value-type="float">
            <text:p>713004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LECTRÓNICA INDUSTRIAL</text:p>
          </table:table-cell>
          <table:table-cell office:value-type="string" calcext:value-type="string">
            <text:p>E, POLITÉCNICA SUPERIOR</text:p>
          </table:table-cell>
          <table:table-cell office:value-type="float" office:value="5.932" calcext:value-type="float">
            <text:p>5,9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97107" calcext:value-type="float">
            <text:p>397107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G, AGROALIMENTARIA Y DEL MEDIO RURAL + ENOLOGÍA</text:p>
          </table:table-cell>
          <table:table-cell office:value-type="string" calcext:value-type="string">
            <text:p>E,T,S,ING,AGRON, MONTES</text:p>
          </table:table-cell>
          <table:table-cell office:value-type="float" office:value="5.93" calcext:value-type="float">
            <text:p>5,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502" calcext:value-type="float">
            <text:p>225502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INISTRACION Y DIRECCIÓN DE EMPRESAS</text:p>
          </table:table-cell>
          <table:table-cell office:value-type="string" calcext:value-type="string">
            <text:p>F, CIENC, ECON, Y EMPRES,</text:p>
          </table:table-cell>
          <table:table-cell office:value-type="float" office:value="5.912" calcext:value-type="float">
            <text:p>5,9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25505" calcext:value-type="float">
            <text:p>625505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INISTRACION Y DIRECCIÓN DE EMPRESAS</text:p>
          </table:table-cell>
          <table:table-cell office:value-type="string" calcext:value-type="string">
            <text:p>F, CIENC, SOCI, Y JURÍDI,</text:p>
          </table:table-cell>
          <table:table-cell office:value-type="float" office:value="5.9" calcext:value-type="float">
            <text:p>5,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729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8004" calcext:value-type="float">
            <text:p>308004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RELACIONES LABORALES Y RECURSOS HUMANOS ASESORÍA JURÍDICO-LABORAL MERCADO DE TRABAJO Y EMPLEO RECURSOS HUMANOS SALUD LABORAL</text:p>
          </table:table-cell>
          <table:table-cell office:value-type="string" calcext:value-type="string">
            <text:p>F, CIENCIAS DEL TRABAJO</text:p>
          </table:table-cell>
          <table:table-cell office:value-type="float" office:value="5.899" calcext:value-type="float">
            <text:p>5,8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101" calcext:value-type="float">
            <text:p>202101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FINANZAS Y CONTABILIDAD + REL, LABORALES Y REC, HUMANOS</text:p>
          </table:table-cell>
          <table:table-cell office:value-type="string" calcext:value-type="string">
            <text:p>F, CIENC, ECON, Y EMPRES,</text:p>
          </table:table-cell>
          <table:table-cell office:value-type="float" office:value="5.897" calcext:value-type="float">
            <text:p>5,8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35509" calcext:value-type="float">
            <text:p>735509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FILOSOFÍA</text:p>
          </table:table-cell>
          <table:table-cell office:value-type="string" calcext:value-type="string">
            <text:p>F, FILOSOFÍA Y LETRAS</text:p>
          </table:table-cell>
          <table:table-cell office:value-type="float" office:value="5.859" calcext:value-type="float">
            <text:p>5,8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43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8705" calcext:value-type="float">
            <text:p>308705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F, CIENCIAS DEL TRABAJO</text:p>
          </table:table-cell>
          <table:table-cell office:value-type="float" office:value="5.851" calcext:value-type="float">
            <text:p>5,8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45506" calcext:value-type="float">
            <text:p>645506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INFANTIL</text:p>
          </table:table-cell>
          <table:table-cell office:value-type="string" calcext:value-type="string">
            <text:p>F, HUMAN, Y CIENC, EDUCA,</text:p>
          </table:table-cell>
          <table:table-cell office:value-type="float" office:value="5.83" calcext:value-type="float">
            <text:p>5,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89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25007" calcext:value-type="float">
            <text:p>725007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DE TECNOLOGÍAS DE TELECOMUNICACIÓN</text:p>
          </table:table-cell>
          <table:table-cell office:value-type="string" calcext:value-type="string">
            <text:p>E,T,S, ING, TELECOMUNICA,</text:p>
          </table:table-cell>
          <table:table-cell office:value-type="float" office:value="5.823" calcext:value-type="float">
            <text:p>5,8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3000" calcext:value-type="float">
            <text:p>433000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ESTUDIOS FRANCESES</text:p>
          </table:table-cell>
          <table:table-cell office:value-type="string" calcext:value-type="string">
            <text:p>F, FILOSOFÍA Y LETRAS</text:p>
          </table:table-cell>
          <table:table-cell office:value-type="float" office:value="5.81" calcext:value-type="float">
            <text:p>5,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27004" calcext:value-type="float">
            <text:p>727004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ENCIAS AMBIENTALES</text:p>
          </table:table-cell>
          <table:table-cell office:value-type="string" calcext:value-type="string">
            <text:p>F, CIENCIAS</text:p>
          </table:table-cell>
          <table:table-cell office:value-type="float" office:value="5.786" calcext:value-type="float">
            <text:p>5,7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510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14500" calcext:value-type="float">
            <text:p>914500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INFORMÁTICA EN SISTEMAS DE INFORMACIÓN</text:p>
          </table:table-cell>
          <table:table-cell office:value-type="string" calcext:value-type="string">
            <text:p>E, POLITÉCNICA SUPERIOR</text:p>
          </table:table-cell>
          <table:table-cell office:value-type="float" office:value="5.75" calcext:value-type="float">
            <text:p>5,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51005" calcext:value-type="float">
            <text:p>951005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NÁLISIS ECONÓMICO</text:p>
          </table:table-cell>
          <table:table-cell office:value-type="string" calcext:value-type="string">
            <text:p>F, CIENCIAS EMPRESARIALES</text:p>
          </table:table-cell>
          <table:table-cell office:value-type="float" office:value="5.745" calcext:value-type="float">
            <text:p>5,7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3003" calcext:value-type="float">
            <text:p>833003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ESTUDIOS FRANCESES</text:p>
          </table:table-cell>
          <table:table-cell office:value-type="string" calcext:value-type="string">
            <text:p>F, FILOLOGÍA</text:p>
          </table:table-cell>
          <table:table-cell office:value-type="float" office:value="5.742" calcext:value-type="float">
            <text:p>5,7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2508" calcext:value-type="float">
            <text:p>422508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CIVIL</text:p>
          </table:table-cell>
          <table:table-cell office:value-type="string" calcext:value-type="string">
            <text:p>E,T,S, INGEN, CAMINOS</text:p>
          </table:table-cell>
          <table:table-cell office:value-type="float" office:value="5.562" calcext:value-type="float">
            <text:p>5,5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3508" calcext:value-type="float">
            <text:p>313508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MECÁNICA</text:p>
          </table:table-cell>
          <table:table-cell office:value-type="string" calcext:value-type="string">
            <text:p>E, POLITÉCNICA SUPERIOR</text:p>
          </table:table-cell>
          <table:table-cell office:value-type="float" office:value="5.548" calcext:value-type="float">
            <text:p>5,5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3003" calcext:value-type="float">
            <text:p>213003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LECTRÓNICA INDUSTRIAL</text:p>
          </table:table-cell>
          <table:table-cell office:value-type="string" calcext:value-type="string">
            <text:p>E, SUPERIOR DE INGENIERÍA</text:p>
          </table:table-cell>
          <table:table-cell office:value-type="float" office:value="5.546" calcext:value-type="float">
            <text:p>5,5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38003" calcext:value-type="float">
            <text:p>738003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HISTORIA DEL ARTE</text:p>
          </table:table-cell>
          <table:table-cell office:value-type="string" calcext:value-type="string">
            <text:p>F, FILOSOFÍA Y LETRAS</text:p>
          </table:table-cell>
          <table:table-cell office:value-type="float" office:value="5.459" calcext:value-type="float">
            <text:p>5,4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279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08701" calcext:value-type="float">
            <text:p>608701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F, CIENC, SOCI, Y JURÍDI,</text:p>
          </table:table-cell>
          <table:table-cell office:value-type="float" office:value="5.442" calcext:value-type="float">
            <text:p>5,4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008" calcext:value-type="float">
            <text:p>108008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RELACIONES LABORALES Y RECURSOS HUMANOS</text:p>
          </table:table-cell>
          <table:table-cell office:value-type="string" calcext:value-type="string">
            <text:p>F, DERECHO</text:p>
          </table:table-cell>
          <table:table-cell office:value-type="float" office:value="5.438" calcext:value-type="float">
            <text:p>5,4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77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12507" calcext:value-type="float">
            <text:p>712507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LÉCTRICA</text:p>
          </table:table-cell>
          <table:table-cell office:value-type="string" calcext:value-type="string">
            <text:p>E, POLITÉCNICA SUPERIOR</text:p>
          </table:table-cell>
          <table:table-cell office:value-type="float" office:value="5.413" calcext:value-type="float">
            <text:p>5,4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8000" calcext:value-type="float">
            <text:p>508000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RELACIONES LABORALES Y RECURSOS HUMANOS</text:p>
          </table:table-cell>
          <table:table-cell office:value-type="string" calcext:value-type="string">
            <text:p>F, CIENCIAS DEL TRABAJO</text:p>
          </table:table-cell>
          <table:table-cell office:value-type="float" office:value="5.354" calcext:value-type="float">
            <text:p>5,3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6705" calcext:value-type="float">
            <text:p>836705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GEOGRAFÍA Y GESTIÓN DEL TERRITORIO</text:p>
          </table:table-cell>
          <table:table-cell office:value-type="string" calcext:value-type="string">
            <text:p>F, GEOGRAFÍA E HISTORIA</text:p>
          </table:table-cell>
          <table:table-cell office:value-type="float" office:value="5.178" calcext:value-type="float">
            <text:p>5,1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725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20009" calcext:value-type="float">
            <text:p>720009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DE SISTEMAS DE TELECOMUNICACIÓN</text:p>
          </table:table-cell>
          <table:table-cell office:value-type="string" calcext:value-type="string">
            <text:p>E,T,S, ING, TELECOMUNICA,</text:p>
          </table:table-cell>
          <table:table-cell office:value-type="float" office:value="5.119" calcext:value-type="float">
            <text:p>5,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53008" calcext:value-type="float">
            <text:p>653008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ARQUEOLOGÍA</text:p>
          </table:table-cell>
          <table:table-cell office:value-type="string" calcext:value-type="string">
            <text:p>F, HUMAN, Y CIENC, EDUCA,</text:p>
          </table:table-cell>
          <table:table-cell office:value-type="float" office:value="5.11" calcext:value-type="float">
            <text:p>5,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,525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8009" calcext:value-type="float">
            <text:p>438009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HISTORIA DEL ARTE</text:p>
          </table:table-cell>
          <table:table-cell office:value-type="string" calcext:value-type="string">
            <text:p>F, FILOSOFÍA Y LETRAS</text:p>
          </table:table-cell>
          <table:table-cell office:value-type="float" office:value="5.015" calcext:value-type="float">
            <text:p>5,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7005" calcext:value-type="float">
            <text:p>127005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ENCIAS AMBIENTALES</text:p>
          </table:table-cell>
          <table:table-cell office:value-type="string" calcext:value-type="string">
            <text:p>F, CIENCIAS EXPERIMENTA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001" calcext:value-type="float">
            <text:p>134001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FILOLOGÍA HISPÁNICA</text:p>
          </table:table-cell>
          <table:table-cell office:value-type="string" calcext:value-type="string">
            <text:p>F, HUMANIDAD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006" calcext:value-type="float">
            <text:p>102006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FINANZAS Y CONTABILIDAD</text:p>
          </table:table-cell>
          <table:table-cell office:value-type="string" calcext:value-type="string">
            <text:p>F, CIEN, ECON, Y EMPRESA,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6,882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003" calcext:value-type="float">
            <text:p>104003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GESTIÓN Y ADMINISTRACIÓN PÚBLICA</text:p>
          </table:table-cell>
          <table:table-cell office:value-type="string" calcext:value-type="string">
            <text:p>F, DERECH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507" calcext:value-type="float">
            <text:p>137507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F, HUMANIDAD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146 -OPR AN</text:p>
          </table:table-cell>
          <table:table-cell office:value-type="float" office:value="12.727" calcext:value-type="float">
            <text:p>12,727</text:p>
          </table:table-cell>
          <table:table-cell office:value-type="float" office:value="8.35" calcext:value-type="float">
            <text:p>8,35</text:p>
          </table:table-cell>
        </table:table-row>
        <table:table-row table:style-name="ro1">
          <table:table-cell office:value-type="float" office:value="138500" calcext:value-type="float">
            <text:p>138500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HUMANIDADES</text:p>
          </table:table-cell>
          <table:table-cell office:value-type="string" calcext:value-type="string">
            <text:p>F, HUMANIDAD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007" calcext:value-type="float">
            <text:p>122007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AGRÍCOLA EXPLOTACIONES AGROPECUARIAS HORTOFRUTICULTURA Y JARDINERÍA INDUSTRIAS AGRARIAS Y ALIMENTARIAS MECANIZACIÓN DE CONSTRUCCIONES RURALES</text:p>
          </table:table-cell>
          <table:table-cell office:value-type="string" calcext:value-type="string">
            <text:p>E, SUP, INGENIERÍ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508" calcext:value-type="float">
            <text:p>112508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LÉCTRICA ENERGÍAS RENOVABLES</text:p>
          </table:table-cell>
          <table:table-cell office:value-type="string" calcext:value-type="string">
            <text:p>E, SUP, INGENIERÍ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005" calcext:value-type="float">
            <text:p>113005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LECTRÓNICA INDUSTRIAL</text:p>
          </table:table-cell>
          <table:table-cell office:value-type="string" calcext:value-type="string">
            <text:p>E, SUP, INGENIERÍ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3507" calcext:value-type="float">
            <text:p>123507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INFORMÁTICA INGENIERÍA DEL SOFTWARE SISTEMAS DE INFORMACIÓN TECNOLOGÍAS DE LA INFORMACIÓN</text:p>
          </table:table-cell>
          <table:table-cell office:value-type="string" calcext:value-type="string">
            <text:p>E, SUP, INGENIERÍ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009" calcext:value-type="float">
            <text:p>114009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QUÍMICA INDUSTRIAL</text:p>
          </table:table-cell>
          <table:table-cell office:value-type="string" calcext:value-type="string">
            <text:p>E, SUP, INGENIERÍ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008" calcext:value-type="float">
            <text:p>139008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TEMÁTICAS</text:p>
          </table:table-cell>
          <table:table-cell office:value-type="string" calcext:value-type="string">
            <text:p>F, CIENCIAS EXPERIMENTA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504" calcext:value-type="float">
            <text:p>142504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F, CIENCIAS EXPERIMENTA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504" calcext:value-type="float">
            <text:p>108504</text:p>
          </table:table-cell>
          <table:table-cell office:value-type="string" calcext:value-type="string">
            <text:p>ALMERÍ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TRABAJO SOCIAL</text:p>
          </table:table-cell>
          <table:table-cell office:value-type="string" calcext:value-type="string">
            <text:p>C, REL, LABORALES (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70 -OPR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521" calcext:value-type="float">
            <text:p>225521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INISTRACION Y DIRECCIÓN DE EMPRESAS</text:p>
          </table:table-cell>
          <table:table-cell office:value-type="string" calcext:value-type="string">
            <text:p>F,CC,ECON,EMP, (ALG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22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4207" calcext:value-type="float">
            <text:p>224207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ARQUITECTURA NAVAL E INGENIERÍA MARÍTIMA ESTRUCTURAS MARINAS PROPULSION Y SERVICIOS DEL BUQUE</text:p>
          </table:table-cell>
          <table:table-cell office:value-type="string" calcext:value-type="string">
            <text:p>E, ING, NAVAL Y OCEÁNIC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45518" calcext:value-type="float">
            <text:p>245518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INFANTIL</text:p>
          </table:table-cell>
          <table:table-cell office:value-type="string" calcext:value-type="string">
            <text:p>C, MAGIST,VIR,EUR,(A)(LI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46511" calcext:value-type="float">
            <text:p>246511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C, MAGIST,VIR,EUR,(A)(LI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1503" calcext:value-type="float">
            <text:p>231503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ESTUDIOS ÁRABES E ISLÁMICOS</text:p>
          </table:table-cell>
          <table:table-cell office:value-type="string" calcext:value-type="string">
            <text:p>F, FILOSOFÍA Y LETR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3004" calcext:value-type="float">
            <text:p>233004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ESTUDIOS FRANCESES</text:p>
          </table:table-cell>
          <table:table-cell office:value-type="string" calcext:value-type="string">
            <text:p>F, FILOSOFÍA Y LETR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2000" calcext:value-type="float">
            <text:p>232000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FILOLOGÍA CLÁSICA</text:p>
          </table:table-cell>
          <table:table-cell office:value-type="string" calcext:value-type="string">
            <text:p>F, FILOSOFÍA Y LETR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4008" calcext:value-type="float">
            <text:p>234008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FILOLOGÍA HISPÁNICA</text:p>
          </table:table-cell>
          <table:table-cell office:value-type="string" calcext:value-type="string">
            <text:p>F, FILOSOFÍA Y LETR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6,09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004" calcext:value-type="float">
            <text:p>202004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FINANZAS Y CONTABILIDAD</text:p>
          </table:table-cell>
          <table:table-cell office:value-type="string" calcext:value-type="string">
            <text:p>F, CIENC, ECON, Y EMPRES,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4016" calcext:value-type="float">
            <text:p>204016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GESTIÓN Y ADMINISTRACIÓN PÚBLICA</text:p>
          </table:table-cell>
          <table:table-cell office:value-type="string" calcext:value-type="string">
            <text:p>F, CC, SOC, Y COMUN, (JE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280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8509" calcext:value-type="float">
            <text:p>238509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HUMANIDADES</text:p>
          </table:table-cell>
          <table:table-cell office:value-type="string" calcext:value-type="string">
            <text:p>F, FILOSOFÍA Y LETR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501" calcext:value-type="float">
            <text:p>222501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CIVIL CONSTRUCCIONES CIVILES HIDROLOGIA TRANSPORTES Y SERVICIOS URBANOS</text:p>
          </table:table-cell>
          <table:table-cell office:value-type="string" calcext:value-type="string">
            <text:p>E, POLITÉC,SUPERIOR (ALG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013" calcext:value-type="float">
            <text:p>223013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N TECNOLOGÍAS INDUSTRIALES ELECTRICIDAD ELECTRONICA INDUSTRIAL MECANICA QUIMICA INDUSTRIAL</text:p>
          </table:table-cell>
          <table:table-cell office:value-type="string" calcext:value-type="string">
            <text:p>E, POLITÉC,SUPERIOR (ALG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4507" calcext:value-type="float">
            <text:p>294507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RADIOELECTRÓNICA</text:p>
          </table:table-cell>
          <table:table-cell office:value-type="string" calcext:value-type="string">
            <text:p>E, ING,MARINA - NAUT, Y RA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5004" calcext:value-type="float">
            <text:p>295004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LINGÜÍSTICA Y LENGUAS APLICADAS</text:p>
          </table:table-cell>
          <table:table-cell office:value-type="string" calcext:value-type="string">
            <text:p>F, FILOSOFÍA Y LETR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3007" calcext:value-type="float">
            <text:p>293007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MARINA</text:p>
          </table:table-cell>
          <table:table-cell office:value-type="string" calcext:value-type="string">
            <text:p>E, ING,MARINA - NAUT, Y RA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8010" calcext:value-type="float">
            <text:p>208010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RELACIONES LABORALES Y RECURSOS HUMANOS</text:p>
          </table:table-cell>
          <table:table-cell office:value-type="string" calcext:value-type="string">
            <text:p>F, CIENCIAS TRABAJO (ALG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7,229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8006" calcext:value-type="float">
            <text:p>208006</text:p>
          </table:table-cell>
          <table:table-cell office:value-type="string" calcext:value-type="string">
            <text:p>CÁDIZ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RELACIONES LABORALES Y RECURSOS HUMANOS</text:p>
          </table:table-cell>
          <table:table-cell office:value-type="string" calcext:value-type="string">
            <text:p>F, CIENCIAS DEL TRABAJ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530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7001" calcext:value-type="float">
            <text:p>327001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ENCIAS AMBIENTALES</text:p>
          </table:table-cell>
          <table:table-cell office:value-type="string" calcext:value-type="string">
            <text:p>F, CIENCI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5516" calcext:value-type="float">
            <text:p>345516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INFANTIL</text:p>
          </table:table-cell>
          <table:table-cell office:value-type="string" calcext:value-type="string">
            <text:p>C, MAGIST,SAGRADO COR,(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6511" calcext:value-type="float">
            <text:p>346511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C, MAGIST,SAGRADO COR,(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34006" calcext:value-type="float">
            <text:p>334006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FILOLOGÍA HISPÁNICA</text:p>
          </table:table-cell>
          <table:table-cell office:value-type="string" calcext:value-type="string">
            <text:p>F, FILOSOFÍA Y LETR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9506" calcext:value-type="float">
            <text:p>349506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GESTIÓN CULTURAL</text:p>
          </table:table-cell>
          <table:table-cell office:value-type="string" calcext:value-type="string">
            <text:p>F, FILOSOFÍA Y LETR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37503" calcext:value-type="float">
            <text:p>337503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F, FILOSOFÍA Y LETR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38000" calcext:value-type="float">
            <text:p>33800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HISTORIA DEL ARTE</text:p>
          </table:table-cell>
          <table:table-cell office:value-type="string" calcext:value-type="string">
            <text:p>F, FILOSOFÍA Y LETR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2704" calcext:value-type="float">
            <text:p>322704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, CIVIL + RECURSOS ENERGÉTICOS Y MINEROS</text:p>
          </table:table-cell>
          <table:table-cell office:value-type="string" calcext:value-type="string">
            <text:p>E, POLITÉCNICA SUP, (BEL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2003" calcext:value-type="float">
            <text:p>322003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AGROALIMENTARIA Y DEL MEDIO RURAL HORTOFRUTICULTURA - <text:s/>JARDINERÍA Y PAISAJISMO INGENIERÍA ALIMENTARIA INGENIERÍA RURAL SISTEMAS AGRO-GANADEROS</text:p>
          </table:table-cell>
          <table:table-cell office:value-type="string" calcext:value-type="string">
            <text:p>E,T,S,ING,AGRON, MONT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2500" calcext:value-type="float">
            <text:p>32250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CIVIL CONSTRUCCIONES CIVILES HIDROLOGÍA</text:p>
          </table:table-cell>
          <table:table-cell office:value-type="string" calcext:value-type="string">
            <text:p>E, POLITÉCNICA SUP, (BEL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3708" calcext:value-type="float">
            <text:p>323708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DE RECURSOS ENERGETICOS Y MINEROS EXPLOTACIÓN DE MINAS RECURSOS ENERGÉTICOS - <text:s/>COMBUSTIBLES Y EXPLOSIVOS</text:p>
          </table:table-cell>
          <table:table-cell office:value-type="string" calcext:value-type="string">
            <text:p>E, POLITÉCNICA SUP, (BEL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2504" calcext:value-type="float">
            <text:p>312504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LÉCTRICA</text:p>
          </table:table-cell>
          <table:table-cell office:value-type="string" calcext:value-type="string">
            <text:p>E, POLITÉCNICA SUPERI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3001" calcext:value-type="float">
            <text:p>313001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LECTRÓNICA INDUSTRIAL</text:p>
          </table:table-cell>
          <table:table-cell office:value-type="string" calcext:value-type="string">
            <text:p>E, POLITÉCNICA SUPERI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4000" calcext:value-type="float">
            <text:p>324000</text:p>
          </table:table-cell>
          <table:table-cell office:value-type="string" calcext:value-type="string">
            <text:p>CÓRDOB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FORESTAL EXPLOTACIONES FORESTALES</text:p>
          </table:table-cell>
          <table:table-cell office:value-type="string" calcext:value-type="string">
            <text:p>E,T,S,ING,AGRON, MONT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5528" calcext:value-type="float">
            <text:p>425528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INISTRACION Y DIRECCIÓN DE EMPRESAS</text:p>
          </table:table-cell>
          <table:table-cell office:value-type="string" calcext:value-type="string">
            <text:p>F, EDUC, Y HUMAN, (CEUT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114 -OPR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5513" calcext:value-type="float">
            <text:p>425513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INISTRACION Y DIRECCIÓN DE EMPRESAS</text:p>
          </table:table-cell>
          <table:table-cell office:value-type="string" calcext:value-type="string">
            <text:p>F, CC, SOCIALES (ME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5610" calcext:value-type="float">
            <text:p>425610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ON, Y DIREC, DE EMPRESA + DERECHO</text:p>
          </table:table-cell>
          <table:table-cell office:value-type="string" calcext:value-type="string">
            <text:p>F, CC, SOCIALES (ME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1007" calcext:value-type="float">
            <text:p>401007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EDIFICACIÓN</text:p>
          </table:table-cell>
          <table:table-cell office:value-type="string" calcext:value-type="string">
            <text:p>E,T,S, ING, EDIFICACIÓ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5533" calcext:value-type="float">
            <text:p>445533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INFANTIL</text:p>
          </table:table-cell>
          <table:table-cell office:value-type="string" calcext:value-type="string">
            <text:p>F,EDUC, Y HUMAN,(MELILL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5529" calcext:value-type="float">
            <text:p>445529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INFANTIL</text:p>
          </table:table-cell>
          <table:table-cell office:value-type="string" calcext:value-type="string">
            <text:p>F, EDUC, Y HUMAN, (CEUT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5514" calcext:value-type="float">
            <text:p>445514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INFANTIL</text:p>
          </table:table-cell>
          <table:table-cell office:value-type="string" calcext:value-type="string">
            <text:p>C, PROF,INMAC, CONC (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6537" calcext:value-type="float">
            <text:p>446537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F,EDUC, Y HUMAN,(MELILL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6522" calcext:value-type="float">
            <text:p>446522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F, EDUC, Y HUMAN, (CEUT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6518" calcext:value-type="float">
            <text:p>446518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C, PROF,INMAC, CONC (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2224" calcext:value-type="float">
            <text:p>402224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SOCIAL</text:p>
          </table:table-cell>
          <table:table-cell office:value-type="string" calcext:value-type="string">
            <text:p>F,EDUC, Y HUMAN,(MELILL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2211" calcext:value-type="float">
            <text:p>402211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SOCIAL</text:p>
          </table:table-cell>
          <table:table-cell office:value-type="string" calcext:value-type="string">
            <text:p>F, EDUC, Y HUMAN, (CEUT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7,34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3004" calcext:value-type="float">
            <text:p>403004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STADÍSTICA</text:p>
          </table:table-cell>
          <table:table-cell office:value-type="string" calcext:value-type="string">
            <text:p>F, CIENCI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1501" calcext:value-type="float">
            <text:p>431501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ESTUDIOS ÁRABES E ISLÁMICOS</text:p>
          </table:table-cell>
          <table:table-cell office:value-type="string" calcext:value-type="string">
            <text:p>F, FILOSOFÍA Y LETR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2007" calcext:value-type="float">
            <text:p>432007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FILOLOGÍA CLÁSICA</text:p>
          </table:table-cell>
          <table:table-cell office:value-type="string" calcext:value-type="string">
            <text:p>F, FILOSOFÍA Y LETR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6702" calcext:value-type="float">
            <text:p>436702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GEOGRAFÍA Y GESTIÓN DEL TERRITORIO</text:p>
          </table:table-cell>
          <table:table-cell office:value-type="string" calcext:value-type="string">
            <text:p>F, FILOSOFÍA Y LETR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1503" calcext:value-type="float">
            <text:p>401503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INFORMACIÓN Y DOCUMENTACIÓN</text:p>
          </table:table-cell>
          <table:table-cell office:value-type="string" calcext:value-type="string">
            <text:p>F, BIBLIOTECONO, Y DOCUM,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3516" calcext:value-type="float">
            <text:p>423516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F, EDUC, Y HUMAN, (CEUT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8002" calcext:value-type="float">
            <text:p>408002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RELACIONES LABORALES Y RECURSOS HUMANOS</text:p>
          </table:table-cell>
          <table:table-cell office:value-type="string" calcext:value-type="string">
            <text:p>F, CIENCIAS DEL TRABAJ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8017" calcext:value-type="float">
            <text:p>408017</text:p>
          </table:table-cell>
          <table:table-cell office:value-type="string" calcext:value-type="string">
            <text:p>GRANAD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RELACIONES LABORALES Y RECURSOS HUMANOS</text:p>
          </table:table-cell>
          <table:table-cell office:value-type="string" calcext:value-type="string">
            <text:p>F, CC, SOCIALES (ME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25507" calcext:value-type="float">
            <text:p>525507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INISTRACION Y DIRECCIÓN DE EMPRESAS</text:p>
          </table:table-cell>
          <table:table-cell office:value-type="string" calcext:value-type="string">
            <text:p>F, CIENC, EMPRESARIAL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8,080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25809" calcext:value-type="float">
            <text:p>525809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ÓN, Y DIRECC, EMP, + TURISMO</text:p>
          </table:table-cell>
          <table:table-cell office:value-type="string" calcext:value-type="string">
            <text:p>F, CIENC, EMPRESARIAL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27008" calcext:value-type="float">
            <text:p>527008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ENCIAS AMBIENTALES</text:p>
          </table:table-cell>
          <table:table-cell office:value-type="string" calcext:value-type="string">
            <text:p>F,CIENCIAS EXPERIMENTAL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34703" calcext:value-type="float">
            <text:p>534703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ESTUDIOS INGLESES + FILOLOGÍA HISPÁNICA</text:p>
          </table:table-cell>
          <table:table-cell office:value-type="string" calcext:value-type="string">
            <text:p>F, HUMANIDAD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34002" calcext:value-type="float">
            <text:p>534002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FILOLOGÍA HISPÁNICA</text:p>
          </table:table-cell>
          <table:table-cell office:value-type="string" calcext:value-type="string">
            <text:p>F, HUMANIDAD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2009" calcext:value-type="float">
            <text:p>502009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FINANZAS Y CONTABILIDAD</text:p>
          </table:table-cell>
          <table:table-cell office:value-type="string" calcext:value-type="string">
            <text:p>F, CIENC, EMPRESARIAL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37003" calcext:value-type="float">
            <text:p>537003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OLOGÍA</text:p>
          </table:table-cell>
          <table:table-cell office:value-type="string" calcext:value-type="string">
            <text:p>F,CIENCIAS EXPERIMENTAL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37208" calcext:value-type="float">
            <text:p>537208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OLOGÍA + CIENCIAS AMBIENTALES</text:p>
          </table:table-cell>
          <table:table-cell office:value-type="string" calcext:value-type="string">
            <text:p>F,CIENCIAS EXPERIMENTAL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49502" calcext:value-type="float">
            <text:p>549502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GESTION CULTURAL</text:p>
          </table:table-cell>
          <table:table-cell office:value-type="string" calcext:value-type="string">
            <text:p>F, HUMANIDAD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7,810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49517" calcext:value-type="float">
            <text:p>549517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GESTION CULTURAL - SEMIPRESENCIAL</text:p>
          </table:table-cell>
          <table:table-cell office:value-type="string" calcext:value-type="string">
            <text:p>F, HUMANIDAD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6,900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37501" calcext:value-type="float">
            <text:p>537501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F, HUMANIDAD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38503" calcext:value-type="float">
            <text:p>538503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HUMANIDADES</text:p>
          </table:table-cell>
          <table:table-cell office:value-type="string" calcext:value-type="string">
            <text:p>F, HUMANIDAD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22001" calcext:value-type="float">
            <text:p>522001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AGRÍCOLA</text:p>
          </table:table-cell>
          <table:table-cell office:value-type="string" calcext:value-type="string">
            <text:p>E,T,S, INGENIERÍ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12500" calcext:value-type="float">
            <text:p>512500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LÉCTRICA</text:p>
          </table:table-cell>
          <table:table-cell office:value-type="string" calcext:value-type="string">
            <text:p>E,T,S, INGENIERÍ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13008" calcext:value-type="float">
            <text:p>513008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LECTRÓNICA INDUSTRIAL</text:p>
          </table:table-cell>
          <table:table-cell office:value-type="string" calcext:value-type="string">
            <text:p>E,T,S, INGENIERÍ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17002" calcext:value-type="float">
            <text:p>517002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N EXPLOTACIÓN DE MINAS Y REC, ENERG,</text:p>
          </table:table-cell>
          <table:table-cell office:value-type="string" calcext:value-type="string">
            <text:p>E,T,S, INGENIERÍ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16904" calcext:value-type="float">
            <text:p>516904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NERGÉTICA</text:p>
          </table:table-cell>
          <table:table-cell office:value-type="string" calcext:value-type="string">
            <text:p>E,T,S, INGENIERÍ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24007" calcext:value-type="float">
            <text:p>524007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FORESTAL Y DEL MEDIO NATURAL</text:p>
          </table:table-cell>
          <table:table-cell office:value-type="string" calcext:value-type="string">
            <text:p>E,T,S, INGENIERÍ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23501" calcext:value-type="float">
            <text:p>523501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INFORMÁTICA</text:p>
          </table:table-cell>
          <table:table-cell office:value-type="string" calcext:value-type="string">
            <text:p>E,T,S, INGENIERÍ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13504" calcext:value-type="float">
            <text:p>513504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MECÁNICA</text:p>
          </table:table-cell>
          <table:table-cell office:value-type="string" calcext:value-type="string">
            <text:p>E,T,S, INGENIERÍ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14001" calcext:value-type="float">
            <text:p>514001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QUÍMICA INDUSTRIAL</text:p>
          </table:table-cell>
          <table:table-cell office:value-type="string" calcext:value-type="string">
            <text:p>E,T,S, INGENIERÍ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42507" calcext:value-type="float">
            <text:p>542507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F,CIENCIAS EXPERIMENTAL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08015" calcext:value-type="float">
            <text:p>508015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RELACIONES LABORALES Y RECURSOS HUMANOS - SEMIPRESENCIAL</text:p>
          </table:table-cell>
          <table:table-cell office:value-type="string" calcext:value-type="string">
            <text:p>F, CIENCIAS DEL TRABAJ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office:value-type="float" office:value="22.936" calcext:value-type="float">
            <text:p>22,93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8701" calcext:value-type="float">
            <text:p>508701</text:p>
          </table:table-cell>
          <table:table-cell office:value-type="string" calcext:value-type="string">
            <text:p>HUELV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F, CIENC, EMPRESARIAL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670 -ONP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27006" calcext:value-type="float">
            <text:p>627006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ENCIAS AMBIENTALES</text:p>
          </table:table-cell>
          <table:table-cell office:value-type="string" calcext:value-type="string">
            <text:p>F, CIENCIAS EXPERIMENTA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45510" calcext:value-type="float">
            <text:p>645510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INFANTIL</text:p>
          </table:table-cell>
          <table:table-cell office:value-type="string" calcext:value-type="string">
            <text:p>C, PROFESORADO(A) (ÚBED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46514" calcext:value-type="float">
            <text:p>646514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C, PROFESORADO(A) (ÚBED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03000" calcext:value-type="float">
            <text:p>603000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STADÍSTICA Y EMPRESA</text:p>
          </table:table-cell>
          <table:table-cell office:value-type="string" calcext:value-type="string">
            <text:p>F, CIENC, SOCI, Y JURÍDI,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34000" calcext:value-type="float">
            <text:p>634000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FILOLOGÍA HISPÁNICA</text:p>
          </table:table-cell>
          <table:table-cell office:value-type="string" calcext:value-type="string">
            <text:p>F, HUMAN, Y CIENC, EDUCA,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02007" calcext:value-type="float">
            <text:p>602007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FINANZAS Y CONTABILIDAD</text:p>
          </table:table-cell>
          <table:table-cell office:value-type="string" calcext:value-type="string">
            <text:p>F, CIENC, SOCI, Y JURÍDI,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7,034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36806" calcext:value-type="float">
            <text:p>636806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GEOGRAFÍA E HISTORIA</text:p>
          </table:table-cell>
          <table:table-cell office:value-type="string" calcext:value-type="string">
            <text:p>F, HUMAN, Y CIENC, EDUCA,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04004" calcext:value-type="float">
            <text:p>604004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GESTIÓN Y ADMINISTRACIÓN PÚBLICA</text:p>
          </table:table-cell>
          <table:table-cell office:value-type="string" calcext:value-type="string">
            <text:p>F, CIENC, SOCI, Y JURÍDI,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734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38005" calcext:value-type="float">
            <text:p>638005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HISTORIA DEL ARTE</text:p>
          </table:table-cell>
          <table:table-cell office:value-type="string" calcext:value-type="string">
            <text:p>F, HUMAN, Y CIENC, EDUCA,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22504" calcext:value-type="float">
            <text:p>622504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CIVIL</text:p>
          </table:table-cell>
          <table:table-cell office:value-type="string" calcext:value-type="string">
            <text:p>E, POLITÉCNICA SUP,(LIN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95503" calcext:value-type="float">
            <text:p>695503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DE ORGANIZACIÓN INDUSTRIAL</text:p>
          </table:table-cell>
          <table:table-cell office:value-type="string" calcext:value-type="string">
            <text:p>E, POLITÉCNICA SUPERI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17000" calcext:value-type="float">
            <text:p>617000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DE RECURSOS ENERGÉTICOS</text:p>
          </table:table-cell>
          <table:table-cell office:value-type="string" calcext:value-type="string">
            <text:p>E, POLITÉCNICA SUP,(LIN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25009" calcext:value-type="float">
            <text:p>625009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DE TECNOLOGÍAS DE TELECOMUNICACIÓN SISTEMAS DE TELECOMUNICACIÓN SONIDO E IMAGEN SUMA DE ANTERIORES</text:p>
          </table:table-cell>
          <table:table-cell office:value-type="string" calcext:value-type="string">
            <text:p>E, POLITÉCNICA SUP,(LIN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23702" calcext:value-type="float">
            <text:p>623702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DE TECNOLOGÍAS MINERAS EXPLOTACIÓN DE MINAS SONDEOS Y PROSPECCIONES MINERAS SUMA DE ANTERIORES</text:p>
          </table:table-cell>
          <table:table-cell office:value-type="string" calcext:value-type="string">
            <text:p>E, POLITÉCNICA SUP,(LIN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12513" calcext:value-type="float">
            <text:p>612513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LÉCTRICA</text:p>
          </table:table-cell>
          <table:table-cell office:value-type="string" calcext:value-type="string">
            <text:p>E, POLITÉCNICA SUP,(LIN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12509" calcext:value-type="float">
            <text:p>612509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LÉCTRICA GENERACIÓN ELÉCTRICA CON ENERGÍAS RENOVABLES INSTALACIONES ELÉCTRICAS SISTEMAS ELÉCTRICOS</text:p>
          </table:table-cell>
          <table:table-cell office:value-type="string" calcext:value-type="string">
            <text:p>E, POLITÉCNICA SUPERI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13006" calcext:value-type="float">
            <text:p>613006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LECTRÓNICA INDUSTRIAL AUTOMÁTICA SISTEMAS ELECTRÓNICOS SISTEMAS FOTOVOLTAICOS</text:p>
          </table:table-cell>
          <table:table-cell office:value-type="string" calcext:value-type="string">
            <text:p>E, POLITÉCNICA SUPERI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21500" calcext:value-type="float">
            <text:p>621500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GEOMÁTICA Y TOPOGRÁFICA</text:p>
          </table:table-cell>
          <table:table-cell office:value-type="string" calcext:value-type="string">
            <text:p>E, POLITÉCNICA SUPERI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23508" calcext:value-type="float">
            <text:p>623508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INFORMÁTICA INGENIERÍA DEL SOFTWARE SISTEMAS DE INFORMACIÓN TECNOLOGÍAS DE LA INFORMACIÓN</text:p>
          </table:table-cell>
          <table:table-cell office:value-type="string" calcext:value-type="string">
            <text:p>E, POLITÉCNICA SUPERI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13517" calcext:value-type="float">
            <text:p>613517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MECÁNICA</text:p>
          </table:table-cell>
          <table:table-cell office:value-type="string" calcext:value-type="string">
            <text:p>E, POLITÉCNICA SUP,(LIN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13502" calcext:value-type="float">
            <text:p>613502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MECÁNICA CONSTRUCCIÓN INDUSTRIAL INGENIERÍA Y FABRICACIÓN MECÁNICA INSTALACIONES TÉRMICAS Y DE FLUIDOS</text:p>
          </table:table-cell>
          <table:table-cell office:value-type="string" calcext:value-type="string">
            <text:p>E, POLITÉCNICA SUPERI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14001" calcext:value-type="float">
            <text:p>614001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QUÍMICA INDUSTRIAL</text:p>
          </table:table-cell>
          <table:table-cell office:value-type="string" calcext:value-type="string">
            <text:p>E, POLITÉCNICA SUP,(LIN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21004" calcext:value-type="float">
            <text:p>621004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TELEMÁTICA</text:p>
          </table:table-cell>
          <table:table-cell office:value-type="string" calcext:value-type="string">
            <text:p>E, POLITÉCNICA SUP,(LIN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42505" calcext:value-type="float">
            <text:p>642505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F, CIENCIAS EXPERIMENTA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08009" calcext:value-type="float">
            <text:p>608009</text:p>
          </table:table-cell>
          <table:table-cell office:value-type="string" calcext:value-type="string">
            <text:p>JAÉN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RELACIONES LABORALES Y RECURSOS HUMANOS</text:p>
          </table:table-cell>
          <table:table-cell office:value-type="string" calcext:value-type="string">
            <text:p>F, CIENC, SOCI, Y JURÍDI,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42 -OPR AN</text:p>
          </table:table-cell>
          <table:table-cell office:value-type="float" office:value="5" calcext:value-type="float">
            <text:p>5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float" office:value="745519" calcext:value-type="float">
            <text:p>745519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INFANTIL</text:p>
          </table:table-cell>
          <table:table-cell office:value-type="string" calcext:value-type="string">
            <text:p>C,MAG,MªINMAC, (A)(ANT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3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46512" calcext:value-type="float">
            <text:p>746512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C,MAG,MªINMAC, (A)(ANT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32001" calcext:value-type="float">
            <text:p>732001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FILOLOGÍA CLÁSICA</text:p>
          </table:table-cell>
          <table:table-cell office:value-type="string" calcext:value-type="string">
            <text:p>F, FILOSOFÍA Y LETR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36707" calcext:value-type="float">
            <text:p>736707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GEOGRAFÍA Y GESTIÓN DEL TERRITORIO</text:p>
          </table:table-cell>
          <table:table-cell office:value-type="string" calcext:value-type="string">
            <text:p>F, FILOSOFÍA Y LETR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37506" calcext:value-type="float">
            <text:p>737506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F, FILOSOFÍA Y LETR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6,170 -OPR A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19502" calcext:value-type="float">
            <text:p>719502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DE SISTEMAS ELECTRÓNICOS</text:p>
          </table:table-cell>
          <table:table-cell office:value-type="string" calcext:value-type="string">
            <text:p>E,T,S, ING, TELECOMUNICA,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12701" calcext:value-type="float">
            <text:p>712701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ELECTRÓNICA INDUSTRIAL + INGENIERÍA ELÉCTRICA</text:p>
          </table:table-cell>
          <table:table-cell office:value-type="string" calcext:value-type="string">
            <text:p>E, POLITÉCNICA SUPERI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24501" calcext:value-type="float">
            <text:p>724501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QUÍMICA INGENIERÍA AMBIENTAL INGENIERÍA DE PROCESOS INGENIERÍA INDUSTRIAL</text:p>
          </table:table-cell>
          <table:table-cell office:value-type="string" calcext:value-type="string">
            <text:p>F, CIENCI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21002" calcext:value-type="float">
            <text:p>721002</text:p>
          </table:table-cell>
          <table:table-cell office:value-type="string" calcext:value-type="string">
            <text:p>MÁLAG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TELEMÁTICA</text:p>
          </table:table-cell>
          <table:table-cell office:value-type="string" calcext:value-type="string">
            <text:p>E,T,S, ING, TELECOMUNICA,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5529" calcext:value-type="float">
            <text:p>925529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ADMINISTRACIÓN Y DIRECCIÓN DE EMPRESAS</text:p>
          </table:table-cell>
          <table:table-cell office:value-type="string" calcext:value-type="string">
            <text:p>C, U, SAN ISIDOR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9008" calcext:value-type="float">
            <text:p>929008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COMUNICACIÓN</text:p>
          </table:table-cell>
          <table:table-cell office:value-type="string" calcext:value-type="string">
            <text:p>C, U, SAN ISIDOR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9105" calcext:value-type="float">
            <text:p>929105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COMUNICACIÓN + COMUNICACIÓN DIGITAL</text:p>
          </table:table-cell>
          <table:table-cell office:value-type="string" calcext:value-type="string">
            <text:p>C, U, SAN ISIDOR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9202" calcext:value-type="float">
            <text:p>929202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COMUNICACIÓN DIGITAL</text:p>
          </table:table-cell>
          <table:table-cell office:value-type="string" calcext:value-type="string">
            <text:p>C, U, SAN ISIDOR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29519" calcext:value-type="float">
            <text:p>929519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C, U, SAN ISIDOR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02001" calcext:value-type="float">
            <text:p>902001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FINANZAS Y CONTABILIDAD</text:p>
          </table:table-cell>
          <table:table-cell office:value-type="string" calcext:value-type="string">
            <text:p>F, CIENCIAS EMPRESARIAL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36801" calcext:value-type="float">
            <text:p>936801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GEOGRAFÍA E HISTORIA</text:p>
          </table:table-cell>
          <table:table-cell office:value-type="string" calcext:value-type="string">
            <text:p>F, HUMANIDAD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38506" calcext:value-type="float">
            <text:p>938506</text:p>
          </table:table-cell>
          <table:table-cell office:value-type="string" calcext:value-type="string">
            <text:p>P, OLAVIDE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HUMANIDADES</text:p>
          </table:table-cell>
          <table:table-cell office:value-type="string" calcext:value-type="string">
            <text:p>F, HUMANIDAD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1001" calcext:value-type="float">
            <text:p>80100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CIENCIA Y TECNOLOGÍA DE EDIFICACIÓN</text:p>
          </table:table-cell>
          <table:table-cell office:value-type="string" calcext:value-type="string">
            <text:p>E,T,S, ING, EDIFICAC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9014" calcext:value-type="float">
            <text:p>829014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COMUNICACIÓN AUDIOVISUAL</text:p>
          </table:table-cell>
          <table:table-cell office:value-type="string" calcext:value-type="string">
            <text:p>C, ESTUD,UNIV, EUSA (ADS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9510" calcext:value-type="float">
            <text:p>829510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C,E,U,CARDENAL SPÍNOLA(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5517" calcext:value-type="float">
            <text:p>845517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INFANTIL</text:p>
          </table:table-cell>
          <table:table-cell office:value-type="string" calcext:value-type="string">
            <text:p>C,E,U,CARDENAL SPÍNOLA(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5521" calcext:value-type="float">
            <text:p>84552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INFANTIL</text:p>
          </table:table-cell>
          <table:table-cell office:value-type="string" calcext:value-type="string">
            <text:p>C,E,U, F,MALD,(A) (OSUN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6525" calcext:value-type="float">
            <text:p>846525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C,E,U,CARDENAL SPÍNOLA(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6531" calcext:value-type="float">
            <text:p>84653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EDUCACIÓN PRIMARIA</text:p>
          </table:table-cell>
          <table:table-cell office:value-type="string" calcext:value-type="string">
            <text:p>C,E,U, F,MALD,(A) (OSUN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1502" calcext:value-type="float">
            <text:p>831502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ESTUDIOS ÁRABES E ISLÁMICOS</text:p>
          </table:table-cell>
          <table:table-cell office:value-type="string" calcext:value-type="string">
            <text:p>F, FILOLOGÍ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2001" calcext:value-type="float">
            <text:p>83200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FILOLOGÍA CLÁSICA</text:p>
          </table:table-cell>
          <table:table-cell office:value-type="string" calcext:value-type="string">
            <text:p>F, FILOLOGÍ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2100" calcext:value-type="float">
            <text:p>802100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FINANZAS, Y CONTAB, + REL, LABORALES Y REC, HUMANOS</text:p>
          </table:table-cell>
          <table:table-cell office:value-type="string" calcext:value-type="string">
            <text:p>C,E,U, F,MALD,(A) (OSUN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2003" calcext:value-type="float">
            <text:p>802003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FINANZAS Y CONTABILIDAD</text:p>
          </table:table-cell>
          <table:table-cell office:value-type="string" calcext:value-type="string">
            <text:p>F, TURISMO Y FINANZA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2018" calcext:value-type="float">
            <text:p>802018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FINANZAS Y CONTABILIDAD</text:p>
          </table:table-cell>
          <table:table-cell office:value-type="string" calcext:value-type="string">
            <text:p>C,E,U, F,MALD,(A) (OSUN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2004" calcext:value-type="float">
            <text:p>822004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IYA</text:p>
          </table:table-cell>
          <table:table-cell office:value-type="string" calcext:value-type="string">
            <text:p>INGENIERÍA AGRÍCOLA</text:p>
          </table:table-cell>
          <table:table-cell office:value-type="string" calcext:value-type="string">
            <text:p>E,T,S, ING, AGRONÓMIC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1200" calcext:value-type="float">
            <text:p>831200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AYH</text:p>
          </table:table-cell>
          <table:table-cell office:value-type="string" calcext:value-type="string">
            <text:p>LENGUA Y LITERATURA ALEMANAS</text:p>
          </table:table-cell>
          <table:table-cell office:value-type="string" calcext:value-type="string">
            <text:p>F, FILOLOGÍ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1016" calcext:value-type="float">
            <text:p>841016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C, ESTUD,UNIV, EUSA (ADS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1113" calcext:value-type="float">
            <text:p>841113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PERIODISMO + COMUNICACIÓN AUDIOVISUAL</text:p>
          </table:table-cell>
          <table:table-cell office:value-type="string" calcext:value-type="string">
            <text:p>C, ESTUD,UNIV, EUSA (ADS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2010" calcext:value-type="float">
            <text:p>842010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PUBLICIDAD Y RELACIONES PÚBLICAS</text:p>
          </table:table-cell>
          <table:table-cell office:value-type="string" calcext:value-type="string">
            <text:p>C, ESTUD,UNIV, EUSA (ADS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8011" calcext:value-type="float">
            <text:p>80801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RELACIONES LABORALES Y RECURSOS HUMANOS</text:p>
          </table:table-cell>
          <table:table-cell office:value-type="string" calcext:value-type="string">
            <text:p>C,E,U, F,MALD,(A) (OSUNA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08706" calcext:value-type="float">
            <text:p>808706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SYJ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C, ESTUD,UNIV, EUSA (ADS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,000 -ONP NA</text:p>
          </table:table-cell>
          <table:table-cell table:number-columns-repeated="2" office:value-type="float" office:value="5" calcext:value-type="float">
            <text:p>5</text:p>
          </table:table-cell>
        </table:table-row>
      </table:table>
      <table:named-expressions/>
      <table:database-ranges>
        <table:database-range table:name="__Anonymous_Sheet_DB__0" table:target-range-address="Hoja1.A1:Hoja1.J510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8T19:21:02.463680655</dc:date>
    <dc:creator>JJ Merelo</dc:creator>
    <meta:document-statistic meta:table-count="1" meta:cell-count="5099" meta:object-count="0"/>
    <meta:generator>LibreOffice/4.2.8.2$Linux_X86_64 LibreOffice_project/420m0$Build-2</meta:generator>
  </office:meta>
</office:document-meta>
</file>